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Mangal1" svg:font-family="Mangal"/>
    <style:font-face style:name="OpenSymbol" svg:font-family="OpenSymbol"/>
    <style:font-face style:name="Verdana2" svg:font-family="Verdan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Narrow" svg:font-family="'Arial Narrow'"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4.975cm" table:align="left" style:writing-mode="lr-tb"/>
    </style:style>
    <style:style style:name="Tabla1.A" style:family="table-column">
      <style:table-column-properties style:column-width="2.965cm"/>
    </style:style>
    <style:style style:name="Tabla1.B" style:family="table-column">
      <style:table-column-properties style:column-width="12.01cm"/>
    </style:style>
    <style:style style:name="Tabla1.A1" style:family="table-cell">
      <style:table-cell-properties style:vertical-align="middle" fo:background-color="#cccccc" style:border-line-width-left="0cm 0.004cm 0.002cm" style:border-line-width-top="0cm 0.004cm 0.002cm" style:border-line-width-bottom="0cm 0.004cm 0.002cm" fo:padding="0.049cm" fo:border-left="0.05pt double #808080" fo:border-right="none" fo:border-top="0.05pt double #808080" fo:border-bottom="0.05pt double #808080">
        <style:background-image/>
      </style:table-cell-properties>
    </style:style>
    <style:style style:name="Tabla1.B1" style:family="table-cell">
      <style:table-cell-properties style:vertical-align="middle" fo:background-color="#cccccc" style:border-line-width="0cm 0.004cm 0.002cm" fo:padding="0.049cm" fo:border="0.05pt double #808080">
        <style:background-image/>
      </style:table-cell-properties>
    </style:style>
    <style:style style:name="Tabla1.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1.B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a1.A3"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1.B3"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a1.A4"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1.B4"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a1.A5"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1.B5"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a1.A6"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1.B6"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a1.A7"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1.B7"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a1.A8"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1.B8"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a2" style:family="table">
      <style:table-properties style:width="10.266cm" table:align="left" style:writing-mode="lr-tb"/>
    </style:style>
    <style:style style:name="Tabla2.A" style:family="table-column">
      <style:table-column-properties style:column-width="2.381cm"/>
    </style:style>
    <style:style style:name="Tabla2.B" style:family="table-column">
      <style:table-column-properties style:column-width="7.885cm"/>
    </style:style>
    <style:style style:name="Tabla2.A1" style:family="table-cell">
      <style:table-cell-properties style:vertical-align="middle" fo:background-color="#cccccc" style:border-line-width-left="0cm 0.004cm 0.002cm" style:border-line-width-top="0cm 0.004cm 0.002cm" style:border-line-width-bottom="0cm 0.004cm 0.002cm" fo:padding="0.049cm" fo:border-left="0.05pt double #808080" fo:border-right="none" fo:border-top="0.05pt double #808080" fo:border-bottom="0.05pt double #808080">
        <style:background-image/>
      </style:table-cell-properties>
    </style:style>
    <style:style style:name="Tabla2.B1" style:family="table-cell">
      <style:table-cell-properties style:vertical-align="middle" fo:background-color="#cccccc" style:border-line-width="0cm 0.004cm 0.002cm" fo:padding="0.049cm" fo:border="0.05pt double #808080">
        <style:background-image/>
      </style:table-cell-properties>
    </style:style>
    <style:style style:name="Tabla2.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2.B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a2.A3"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2.B3"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a2.A4"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2.B4"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a2.A5"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2.B5"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a2.A6"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2.B6"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a2.A7"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2.B7"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a2.A8"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2.B8"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a3" style:family="table">
      <style:table-properties style:width="15.081cm" fo:margin-left="0cm" table:align="left" style:writing-mode="lr-tb"/>
    </style:style>
    <style:style style:name="Tabla3.A" style:family="table-column">
      <style:table-column-properties style:column-width="1.958cm"/>
    </style:style>
    <style:style style:name="Tabla3.B" style:family="table-column">
      <style:table-column-properties style:column-width="2.275cm"/>
    </style:style>
    <style:style style:name="Tabla3.C" style:family="table-column">
      <style:table-column-properties style:column-width="2.778cm"/>
    </style:style>
    <style:style style:name="Tabla3.D" style:family="table-column">
      <style:table-column-properties style:column-width="8.07cm"/>
    </style:style>
    <style:style style:name="Tabla3.A1" style:family="table-cell">
      <style:table-cell-properties style:vertical-align="middle" fo:background-color="#cccccc" style:border-line-width-left="0cm 0.004cm 0.002cm" style:border-line-width-top="0cm 0.004cm 0.002cm" style:border-line-width-bottom="0cm 0.004cm 0.002cm" fo:padding="0.049cm" fo:border-left="0.05pt double #808080" fo:border-right="none" fo:border-top="0.05pt double #808080" fo:border-bottom="0.05pt double #808080">
        <style:background-image/>
      </style:table-cell-properties>
    </style:style>
    <style:style style:name="Tabla3.D1" style:family="table-cell">
      <style:table-cell-properties style:vertical-align="middle" fo:background-color="#cccccc" style:border-line-width="0cm 0.004cm 0.002cm" fo:padding="0.049cm" fo:border="0.05pt double #808080">
        <style:background-image/>
      </style:table-cell-properties>
    </style:style>
    <style:style style:name="Tabla3.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3.B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3.C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3.D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a3.A3"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3.B3"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3.C3"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3.D3"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a3.A4"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3.B4"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3.C4"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3.D4"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a3.A5"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3.B5"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3.C5"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3.D5"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a3.A6"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3.B6"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3.C6"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3.D6"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a3.A7"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3.B7"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3.C7"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3.D7"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a5" style:family="table">
      <style:table-properties style:width="13.993cm" table:align="left" style:writing-mode="lr-tb"/>
    </style:style>
    <style:style style:name="Tabla5.A" style:family="table-column">
      <style:table-column-properties style:column-width="2.99cm"/>
    </style:style>
    <style:style style:name="Tabla5.B" style:family="table-column">
      <style:table-column-properties style:column-width="11.003cm"/>
    </style:style>
    <style:style style:name="Tabla5.A1" style:family="table-cell">
      <style:table-cell-properties style:vertical-align="middle" fo:background-color="#cccccc" style:border-line-width-left="0cm 0.004cm 0.002cm" style:border-line-width-top="0cm 0.004cm 0.002cm" style:border-line-width-bottom="0cm 0.004cm 0.002cm" fo:padding="0.049cm" fo:border-left="0.05pt double #808080" fo:border-right="none" fo:border-top="0.05pt double #808080" fo:border-bottom="0.05pt double #808080">
        <style:background-image/>
      </style:table-cell-properties>
    </style:style>
    <style:style style:name="Tabla5.B1" style:family="table-cell">
      <style:table-cell-properties style:vertical-align="middle" fo:background-color="#cccccc" style:border-line-width="0cm 0.004cm 0.002cm" fo:padding="0.049cm" fo:border="0.05pt double #808080">
        <style:background-image/>
      </style:table-cell-properties>
    </style:style>
    <style:style style:name="Tabla5.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5.B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a5.A3"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5.B3"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a5.A4"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5.B4"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a5.A5"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5.B5"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a5.A6"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5.B6"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a5.A7"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5.B7"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a5.A8"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5.B8"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a5.A9"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5.B9"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a6" style:family="table">
      <style:table-properties style:width="8.546cm" table:align="left" style:writing-mode="lr-tb"/>
    </style:style>
    <style:style style:name="Tabla6.A" style:family="table-column">
      <style:table-column-properties style:column-width="5.244cm"/>
    </style:style>
    <style:style style:name="Tabla6.B" style:family="table-column">
      <style:table-column-properties style:column-width="3.302cm"/>
    </style:style>
    <style:style style:name="Tabla6.A1" style:family="table-cell">
      <style:table-cell-properties style:vertical-align="middle" fo:background-color="#cccccc" style:border-line-width-left="0cm 0.004cm 0.002cm" style:border-line-width-top="0cm 0.004cm 0.002cm" style:border-line-width-bottom="0cm 0.004cm 0.002cm" fo:padding="0.049cm" fo:border-left="0.05pt double #808080" fo:border-right="none" fo:border-top="0.05pt double #808080" fo:border-bottom="0.05pt double #808080">
        <style:background-image/>
      </style:table-cell-properties>
    </style:style>
    <style:style style:name="Tabla6.B1" style:family="table-cell">
      <style:table-cell-properties style:vertical-align="middle" fo:background-color="#cccccc" style:border-line-width="0cm 0.004cm 0.002cm" fo:padding="0.049cm" fo:border="0.05pt double #808080">
        <style:background-image/>
      </style:table-cell-properties>
    </style:style>
    <style:style style:name="Tabla6.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6.B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a6.A3"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6.B3"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a6.A4"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6.B4"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a6.A5"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6.B5"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a6.A6"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6.B6"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a6.A7"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6.B7"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a6.A8"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6.B8"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a6.A9"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a6.B9"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P1" style:family="paragraph" style:parent-style-name="Footer">
      <style:paragraph-properties fo:background-color="transparent" style:shadow="none" style:snap-to-layout-grid="false">
        <style:background-image/>
      </style:paragraph-properties>
      <style:text-properties fo:color="#666666" style:font-name="Arial Narrow" fo:font-size="9pt" style:font-size-asian="9pt" style:font-name-complex="Arial" style:font-size-complex="9pt" style:language-complex="ar" style:country-complex="SA" style:font-style-complex="italic"/>
    </style:style>
    <style:style style:name="P2" style:family="paragraph" style:parent-style-name="Footer">
      <style:paragraph-properties fo:text-align="end" style:justify-single-word="false" style:snap-to-layout-grid="false"/>
    </style:style>
    <style:style style:name="P3" style:family="paragraph" style:parent-style-name="codi">
      <style:text-properties officeooo:paragraph-rsid="002dc2d3"/>
    </style:style>
    <style:style style:name="P4" style:family="paragraph" style:parent-style-name="codi">
      <style:text-properties officeooo:paragraph-rsid="002e050e"/>
    </style:style>
    <style:style style:name="P5" style:family="paragraph" style:parent-style-name="codi">
      <style:text-properties officeooo:paragraph-rsid="0041e44d"/>
    </style:style>
    <style:style style:name="P6" style:family="paragraph" style:parent-style-name="Table_20_Heading">
      <style:paragraph-properties fo:margin-top="0cm" fo:margin-bottom="0cm" style:contextual-spacing="false"/>
      <style:text-properties style:font-name="Verdana" fo:font-size="11pt" officeooo:paragraph-rsid="002b01fe" style:font-size-asian="11pt" style:font-size-complex="11pt"/>
    </style:style>
    <style:style style:name="P7" style:family="paragraph" style:parent-style-name="Table_20_Heading">
      <style:paragraph-properties fo:margin-top="0cm" fo:margin-bottom="0cm" style:contextual-spacing="false"/>
      <style:text-properties style:font-name="Verdana" fo:font-size="11pt" fo:language="ca" fo:country="ES" style:font-size-asian="11pt" style:font-size-complex="11pt" style:language-complex="ar" style:country-complex="SA"/>
    </style:style>
    <style:style style:name="P8" style:family="paragraph" style:parent-style-name="Table_20_Heading">
      <style:paragraph-properties fo:margin-top="0cm" fo:margin-bottom="0cm" style:contextual-spacing="false"/>
      <style:text-properties style:font-name="Verdana" fo:font-size="11pt" fo:language="ca" fo:country="ES" officeooo:paragraph-rsid="0024b923" style:font-size-asian="11pt" style:font-size-complex="11pt" style:language-complex="ar" style:country-complex="SA"/>
    </style:style>
    <style:style style:name="P9" style:family="paragraph" style:parent-style-name="Table_20_Heading">
      <style:paragraph-properties fo:margin-top="0cm" fo:margin-bottom="0cm" style:contextual-spacing="false"/>
      <style:text-properties style:font-name="Verdana" fo:font-size="11pt" fo:language="ca" fo:country="ES" officeooo:paragraph-rsid="0025b3d1" style:font-size-asian="11pt" style:font-size-complex="11pt" style:language-complex="ar" style:country-complex="SA"/>
    </style:style>
    <style:style style:name="P10" style:family="paragraph" style:parent-style-name="Table_20_Heading">
      <style:paragraph-properties fo:margin-top="0cm" fo:margin-bottom="0cm" style:contextual-spacing="false"/>
      <style:text-properties style:font-name="Verdana" fo:font-size="11pt" fo:language="ca" fo:country="ES" officeooo:paragraph-rsid="0028b2f7" style:font-size-asian="11pt" style:font-size-complex="11pt" style:language-complex="ar" style:country-complex="SA"/>
    </style:style>
    <style:style style:name="P11" style:family="paragraph" style:parent-style-name="Table_20_Heading">
      <style:paragraph-properties fo:margin-top="0cm" fo:margin-bottom="0cm" style:contextual-spacing="false"/>
      <style:text-properties style:font-name="Verdana" fo:font-size="11pt" fo:language="ca" fo:country="ES" officeooo:paragraph-rsid="0028bc54" style:font-size-asian="11pt" style:font-size-complex="11pt" style:language-complex="ar" style:country-complex="SA"/>
    </style:style>
    <style:style style:name="P12" style:family="paragraph" style:parent-style-name="Heading_20_1">
      <style:text-properties fo:language="ca" fo:country="ES" officeooo:paragraph-rsid="00200d9f"/>
    </style:style>
    <style:style style:name="P13" style:family="paragraph" style:parent-style-name="Heading_20_1">
      <style:text-properties officeooo:paragraph-rsid="0030e90b"/>
    </style:style>
    <style:style style:name="P14" style:family="paragraph" style:parent-style-name="Heading_20_2">
      <style:text-properties officeooo:paragraph-rsid="0036d383"/>
    </style:style>
    <style:style style:name="P15" style:family="paragraph" style:parent-style-name="Heading_20_2">
      <style:text-properties officeooo:paragraph-rsid="0041e44d"/>
    </style:style>
    <style:style style:name="P16" style:family="paragraph" style:parent-style-name="Standard" style:master-page-name="Standard">
      <style:paragraph-properties fo:text-align="justify" style:justify-single-word="false" style:page-number="auto" fo:background-color="#ccccff" fo:padding-left="0cm" fo:padding-right="0cm" fo:padding-top="0cm" fo:padding-bottom="0.035cm" fo:border="0.51pt solid #000000" style:shadow="none">
        <style:background-image/>
      </style:paragraph-properties>
      <style:text-properties fo:color="#0000ff" style:font-name="Arial" fo:font-size="16pt" fo:language="ca" fo:country="ES" fo:font-weight="bold" style:font-size-asian="16pt" style:font-weight-asian="bold" style:font-name-complex="Arial" style:font-size-complex="16pt" style:language-complex="ar" style:country-complex="SA" style:font-weight-complex="bold"/>
    </style:style>
    <style:style style:name="P17" style:family="paragraph" style:parent-style-name="Standard">
      <style:text-properties officeooo:paragraph-rsid="0028b2f7"/>
    </style:style>
    <style:style style:name="P18" style:family="paragraph" style:parent-style-name="Standard">
      <style:text-properties fo:language="ca" fo:country="ES" style:language-complex="ar" style:country-complex="SA"/>
    </style:style>
    <style:style style:name="P19" style:family="paragraph" style:parent-style-name="Standard">
      <style:text-properties fo:language="ca" fo:country="ES" officeooo:paragraph-rsid="002dc2d3" style:language-complex="ar" style:country-complex="SA"/>
    </style:style>
    <style:style style:name="P20" style:family="paragraph" style:parent-style-name="Standard">
      <style:text-properties fo:language="ca" fo:country="ES" officeooo:paragraph-rsid="0036d383" style:language-complex="ar" style:country-complex="SA"/>
    </style:style>
    <style:style style:name="P21" style:family="paragraph" style:parent-style-name="Standard" style:list-style-name="L9">
      <style:text-properties fo:language="ca" fo:country="ES" officeooo:paragraph-rsid="0036d383" style:language-complex="ar" style:country-complex="SA"/>
    </style:style>
    <style:style style:name="P22" style:family="paragraph" style:parent-style-name="Standard" style:list-style-name="L10">
      <style:text-properties fo:language="ca" fo:country="ES" officeooo:paragraph-rsid="0038aecd" style:language-complex="ar" style:country-complex="SA"/>
    </style:style>
    <style:style style:name="P23" style:family="paragraph" style:parent-style-name="Standard" style:list-style-name="L11">
      <style:text-properties fo:language="ca" fo:country="ES" style:language-complex="ar" style:country-complex="SA"/>
    </style:style>
    <style:style style:name="P24" style:family="paragraph" style:parent-style-name="Standard">
      <style:text-properties fo:language="ca" fo:country="ES" officeooo:paragraph-rsid="003cff98" style:language-complex="ar" style:country-complex="SA"/>
    </style:style>
    <style:style style:name="P25" style:family="paragraph" style:parent-style-name="Standard" style:list-style-name="L12">
      <style:text-properties fo:language="ca" fo:country="ES" officeooo:paragraph-rsid="003cff98" style:language-complex="ar" style:country-complex="SA"/>
    </style:style>
    <style:style style:name="P26" style:family="paragraph" style:parent-style-name="Standard">
      <style:text-properties fo:language="ca" fo:country="ES" officeooo:paragraph-rsid="003e8bba" style:language-complex="ar" style:country-complex="SA"/>
    </style:style>
    <style:style style:name="P27" style:family="paragraph" style:parent-style-name="Standard" style:list-style-name="L13">
      <style:text-properties fo:language="ca" fo:country="ES" officeooo:paragraph-rsid="003e8bba" style:language-complex="ar" style:country-complex="SA"/>
    </style:style>
    <style:style style:name="P28" style:family="paragraph" style:parent-style-name="Standard" style:list-style-name="L10">
      <style:text-properties officeooo:paragraph-rsid="0036d383"/>
    </style:style>
    <style:style style:name="P29" style:family="paragraph" style:parent-style-name="Standard" style:list-style-name="L11"/>
    <style:style style:name="P30" style:family="paragraph" style:parent-style-name="Standard" style:list-style-name="L12">
      <style:text-properties officeooo:paragraph-rsid="003cff98"/>
    </style:style>
    <style:style style:name="P31" style:family="paragraph">
      <style:text-properties fo:language="ca" fo:country="ES" style:language-complex="ar" style:country-complex="SA"/>
    </style:style>
    <style:style style:name="P32" style:family="paragraph" style:list-style-name="L9">
      <style:text-properties fo:language="ca" fo:country="ES" style:language-complex="ar" style:country-complex="SA"/>
    </style:style>
    <style:style style:name="P33" style:family="paragraph">
      <style:text-properties fo:language="ca" fo:country="ES" officeooo:paragraph-rsid="003a322e" style:language-complex="ar" style:country-complex="SA"/>
    </style:style>
    <style:style style:name="P34" style:family="paragraph" style:list-style-name="L11">
      <style:text-properties fo:language="ca" fo:country="ES" style:language-complex="ar" style:country-complex="SA"/>
    </style:style>
    <style:style style:name="P35" style:family="paragraph">
      <style:text-properties fo:language="ca" fo:country="ES" officeooo:paragraph-rsid="003e8bba" style:language-complex="ar" style:country-complex="SA"/>
    </style:style>
    <style:style style:name="P36" style:family="paragraph" style:list-style-name="L13">
      <style:text-properties fo:language="ca" fo:country="ES" style:language-complex="ar" style:country-complex="SA"/>
    </style:style>
    <style:style style:name="P37" style:family="paragraph" style:parent-style-name="Text_20_body">
      <style:paragraph-properties fo:text-align="justify" style:justify-single-word="false"/>
      <style:text-properties officeooo:paragraph-rsid="001b314b"/>
    </style:style>
    <style:style style:name="P38" style:family="paragraph" style:parent-style-name="Text_20_body" style:list-style-name="L1">
      <style:paragraph-properties fo:text-align="justify" style:justify-single-word="false"/>
      <style:text-properties officeooo:paragraph-rsid="001bef08"/>
    </style:style>
    <style:style style:name="P39" style:family="paragraph" style:parent-style-name="Text_20_body">
      <style:paragraph-properties fo:text-align="justify" style:justify-single-word="false"/>
      <style:text-properties officeooo:paragraph-rsid="001e3bc1"/>
    </style:style>
    <style:style style:name="P40" style:family="paragraph" style:parent-style-name="Text_20_body">
      <style:paragraph-properties fo:text-align="justify" style:justify-single-word="false"/>
      <style:text-properties officeooo:paragraph-rsid="0020bbb9"/>
    </style:style>
    <style:style style:name="P41" style:family="paragraph" style:parent-style-name="Text_20_body">
      <style:text-properties style:font-name="Arial" officeooo:paragraph-rsid="0020bbb9"/>
    </style:style>
    <style:style style:name="P42" style:family="paragraph" style:parent-style-name="Text_20_body">
      <style:text-properties style:font-name="Arial" officeooo:paragraph-rsid="00233fa1"/>
    </style:style>
    <style:style style:name="P43" style:family="paragraph" style:parent-style-name="Text_20_body">
      <style:text-properties style:font-name="Arial" officeooo:paragraph-rsid="0024b923"/>
    </style:style>
    <style:style style:name="P44" style:family="paragraph" style:parent-style-name="Text_20_body">
      <style:text-properties style:font-name="Arial" officeooo:paragraph-rsid="0028b2f7"/>
    </style:style>
    <style:style style:name="P45" style:family="paragraph" style:parent-style-name="Text_20_body">
      <style:text-properties style:font-name="Arial" officeooo:paragraph-rsid="0028bc54"/>
    </style:style>
    <style:style style:name="P46" style:family="paragraph" style:parent-style-name="Text_20_body">
      <style:text-properties style:font-name="Arial" officeooo:paragraph-rsid="0029283e"/>
    </style:style>
    <style:style style:name="P47" style:family="paragraph" style:parent-style-name="Text_20_body">
      <style:text-properties style:font-name="Arial" fo:language="ca" fo:country="ES" officeooo:paragraph-rsid="0029283e" style:language-complex="ar" style:country-complex="SA"/>
    </style:style>
    <style:style style:name="P48" style:family="paragraph" style:parent-style-name="Text_20_body">
      <style:text-properties style:font-name="Arial" officeooo:paragraph-rsid="002b01fe"/>
    </style:style>
    <style:style style:name="P49" style:family="paragraph" style:parent-style-name="Text_20_body">
      <style:text-properties style:font-name="Arial" officeooo:paragraph-rsid="0030e90b"/>
    </style:style>
    <style:style style:name="P50" style:family="paragraph" style:parent-style-name="Text_20_body">
      <style:text-properties style:font-name="Arial" officeooo:paragraph-rsid="0032664d"/>
    </style:style>
    <style:style style:name="P51" style:family="paragraph" style:parent-style-name="Text_20_body">
      <style:text-properties style:font-name="Arial" officeooo:paragraph-rsid="0033a787"/>
    </style:style>
    <style:style style:name="P52" style:family="paragraph" style:parent-style-name="Text_20_body">
      <style:text-properties style:font-name="Arial" officeooo:paragraph-rsid="0034e28a"/>
    </style:style>
    <style:style style:name="P53" style:family="paragraph" style:parent-style-name="Text_20_body">
      <style:text-properties style:font-name="Arial" officeooo:paragraph-rsid="0036d383"/>
    </style:style>
    <style:style style:name="P54" style:family="paragraph" style:parent-style-name="Text_20_body">
      <style:text-properties officeooo:paragraph-rsid="0021469e"/>
    </style:style>
    <style:style style:name="P55" style:family="paragraph" style:parent-style-name="Text_20_body">
      <style:text-properties officeooo:paragraph-rsid="0028b2f7"/>
    </style:style>
    <style:style style:name="P56" style:family="paragraph" style:parent-style-name="Text_20_body">
      <style:text-properties officeooo:paragraph-rsid="002dc2d3"/>
    </style:style>
    <style:style style:name="P57" style:family="paragraph" style:parent-style-name="Text_20_body">
      <style:text-properties officeooo:paragraph-rsid="002f5a1b"/>
    </style:style>
    <style:style style:name="P58" style:family="paragraph" style:parent-style-name="Text_20_body">
      <style:text-properties officeooo:paragraph-rsid="0032664d"/>
    </style:style>
    <style:style style:name="P59" style:family="paragraph" style:parent-style-name="Text_20_body">
      <style:text-properties officeooo:paragraph-rsid="0033a787"/>
    </style:style>
    <style:style style:name="P60" style:family="paragraph" style:parent-style-name="Text_20_body">
      <style:paragraph-properties fo:margin-top="0.3cm" fo:margin-bottom="0.3cm" style:contextual-spacing="false" fo:text-align="justify" style:justify-single-word="false" fo:orphans="2" fo:widows="2" style:shadow="none" style:writing-mode="lr-tb"/>
      <style:text-properties style:use-window-font-color="true" style:font-name-asian="Times New Roman" style:language-complex="ar" style:country-complex="SA"/>
    </style:style>
    <style:style style:name="P61" style:family="paragraph" style:parent-style-name="Text_20_body" style:list-style-name="L1">
      <style:paragraph-properties fo:margin-top="0.3cm" fo:margin-bottom="0.3cm" style:contextual-spacing="false" fo:text-align="justify" style:justify-single-word="false" fo:orphans="2" fo:widows="2" style:shadow="none" style:writing-mode="lr-tb"/>
      <style:text-properties style:use-window-font-color="true"/>
    </style:style>
    <style:style style:name="P62" style:family="paragraph" style:parent-style-name="Text_20_body" style:list-style-name="L2">
      <style:paragraph-properties fo:margin-top="0cm" fo:margin-bottom="0cm" style:contextual-spacing="false" fo:text-align="justify" style:justify-single-word="false"/>
      <style:text-properties officeooo:paragraph-rsid="0020bbb9"/>
    </style:style>
    <style:style style:name="P63" style:family="paragraph" style:parent-style-name="Text_20_body" style:list-style-name="L3">
      <style:paragraph-properties fo:margin-top="0cm" fo:margin-bottom="0cm" style:contextual-spacing="false"/>
      <style:text-properties style:font-name="Arial" officeooo:paragraph-rsid="0028b2f7"/>
    </style:style>
    <style:style style:name="P64" style:family="paragraph" style:parent-style-name="Text_20_body" style:list-style-name="L5">
      <style:paragraph-properties fo:margin-left="0.529cm" fo:margin-right="0cm" fo:text-indent="-0.503cm" style:auto-text-indent="false">
        <style:tab-stops>
          <style:tab-stop style:position="0.45cm"/>
        </style:tab-stops>
      </style:paragraph-properties>
      <style:text-properties officeooo:paragraph-rsid="002a7e4f"/>
    </style:style>
    <style:style style:name="P65" style:family="paragraph" style:parent-style-name="Text_20_body" style:list-style-name="L5">
      <style:paragraph-properties fo:margin-left="0.529cm" fo:margin-right="0cm" fo:margin-top="0.3cm" fo:margin-bottom="0cm" style:contextual-spacing="false" fo:text-indent="-0.503cm" style:auto-text-indent="false">
        <style:tab-stops>
          <style:tab-stop style:position="0.45cm"/>
        </style:tab-stops>
      </style:paragraph-properties>
    </style:style>
    <style:style style:name="P66" style:family="paragraph" style:parent-style-name="Text_20_body" style:list-style-name="L5">
      <style:paragraph-properties fo:margin-left="0.529cm" fo:margin-right="0cm" fo:margin-top="0.3cm" fo:margin-bottom="0cm" style:contextual-spacing="false" fo:text-indent="-0.503cm" style:auto-text-indent="false">
        <style:tab-stops>
          <style:tab-stop style:position="0.45cm"/>
        </style:tab-stops>
      </style:paragraph-properties>
      <style:text-properties officeooo:paragraph-rsid="0029283e"/>
    </style:style>
    <style:style style:name="P67" style:family="paragraph" style:parent-style-name="Text_20_body" style:list-style-name="L5">
      <style:paragraph-properties fo:margin-left="0.529cm" fo:margin-right="0cm" fo:margin-top="0.3cm" fo:margin-bottom="0cm" style:contextual-spacing="false" fo:text-indent="-0.503cm" style:auto-text-indent="false">
        <style:tab-stops>
          <style:tab-stop style:position="0.45cm"/>
        </style:tab-stops>
      </style:paragraph-properties>
      <style:text-properties officeooo:paragraph-rsid="002947b0"/>
    </style:style>
    <style:style style:name="P68" style:family="paragraph" style:parent-style-name="Text_20_body" style:list-style-name="L1">
      <style:paragraph-properties fo:margin-left="0.529cm" fo:margin-right="0cm" fo:margin-top="0.3cm" fo:margin-bottom="0.3cm" style:contextual-spacing="false" fo:text-align="justify" style:justify-single-word="false" fo:orphans="2" fo:widows="2" fo:text-indent="-0.503cm" style:auto-text-indent="false" style:shadow="none" style:writing-mode="lr-tb">
        <style:tab-stops>
          <style:tab-stop style:position="0.45cm"/>
        </style:tab-stops>
      </style:paragraph-properties>
      <style:text-properties style:use-window-font-color="true" style:font-name="Arial" officeooo:paragraph-rsid="0029283e"/>
    </style:style>
    <style:style style:name="P69" style:family="paragraph" style:parent-style-name="Table_20_Contents">
      <style:paragraph-properties fo:margin-top="0cm" fo:margin-bottom="0cm" style:contextual-spacing="false"/>
    </style:style>
    <style:style style:name="P70" style:family="paragraph" style:parent-style-name="Table_20_Contents">
      <style:paragraph-properties fo:margin-top="0cm" fo:margin-bottom="0cm" style:contextual-spacing="false"/>
      <style:text-properties style:font-name="Verdana" fo:language="ca" fo:country="ES" style:language-complex="ar" style:country-complex="SA"/>
    </style:style>
    <style:style style:name="P71" style:family="paragraph" style:parent-style-name="Table_20_Contents">
      <style:paragraph-properties fo:margin-top="0cm" fo:margin-bottom="0cm" style:contextual-spacing="false"/>
      <style:text-properties style:font-name="Verdana" fo:language="ca" fo:country="ES" officeooo:paragraph-rsid="002521fa" style:language-complex="ar" style:country-complex="SA"/>
    </style:style>
    <style:style style:name="P72" style:family="paragraph" style:parent-style-name="Table_20_Contents">
      <style:paragraph-properties fo:margin-top="0cm" fo:margin-bottom="0cm" style:contextual-spacing="false"/>
      <style:text-properties style:font-name="Verdana" fo:language="ca" fo:country="ES" officeooo:paragraph-rsid="0028bc54" style:language-complex="ar" style:country-complex="SA"/>
    </style:style>
    <style:style style:name="P73" style:family="paragraph" style:parent-style-name="Table_20_Contents">
      <style:paragraph-properties fo:margin-top="0cm" fo:margin-bottom="0cm" style:contextual-spacing="false"/>
      <style:text-properties style:font-name="Verdana" fo:font-size="10pt" officeooo:paragraph-rsid="002b01fe" style:font-size-asian="10pt" style:font-size-complex="10pt"/>
    </style:style>
    <style:style style:name="P74" style:family="paragraph" style:parent-style-name="Table_20_Contents">
      <style:paragraph-properties fo:margin-top="0cm" fo:margin-bottom="0cm" style:contextual-spacing="false" fo:text-align="center" style:justify-single-word="false"/>
    </style:style>
    <style:style style:name="P75" style:family="paragraph" style:parent-style-name="Table_20_Contents">
      <style:paragraph-properties fo:margin-top="0cm" fo:margin-bottom="0cm" style:contextual-spacing="false"/>
      <style:text-properties officeooo:paragraph-rsid="0028b2f7"/>
    </style:style>
    <style:style style:name="T1" style:family="text">
      <style:text-properties fo:color="#666666" style:font-name="Arial Narrow" fo:font-size="9pt" style:font-size-asian="9pt" style:font-name-complex="Arial" style:font-size-complex="9pt" style:language-complex="ar" style:country-complex="SA" style:font-style-complex="italic"/>
    </style:style>
    <style:style style:name="T2" style:family="text">
      <style:text-properties style:font-name="Verdana2" fo:font-size="10pt" fo:language="ca" fo:country="ES" fo:font-weight="bold" officeooo:rsid="001b314b"/>
    </style:style>
    <style:style style:name="T3" style:family="text">
      <style:text-properties style:font-name="Arial2" fo:font-size="10pt" fo:language="ca" fo:country="ES" officeooo:rsid="001b314b"/>
    </style:style>
    <style:style style:name="T4" style:family="text">
      <style:text-properties style:font-name="Arial2" fo:font-size="10pt" fo:language="ca" fo:country="ES" officeooo:rsid="001bef08"/>
    </style:style>
    <style:style style:name="T5" style:family="text">
      <style:text-properties style:font-name="Arial2" fo:font-size="10pt" fo:language="ca" fo:country="ES" officeooo:rsid="001e3bc1"/>
    </style:style>
    <style:style style:name="T6" style:family="text">
      <style:text-properties style:font-name="Arial2" fo:font-size="10pt" fo:language="ca" fo:country="ES" officeooo:rsid="0020bbb9"/>
    </style:style>
    <style:style style:name="T7" style:family="text">
      <style:text-properties fo:language="ca" fo:country="ES"/>
    </style:style>
    <style:style style:name="T8" style:family="text">
      <style:text-properties fo:language="ca" fo:country="ES" style:language-complex="ar" style:country-complex="SA"/>
    </style:style>
    <style:style style:name="T9" style:family="text">
      <style:text-properties fo:language="ca" fo:country="ES" officeooo:rsid="0024b923" style:language-complex="ar" style:country-complex="SA"/>
    </style:style>
    <style:style style:name="T10" style:family="text">
      <style:text-properties fo:language="ca" fo:country="ES" officeooo:rsid="0029283e" style:language-complex="ar" style:country-complex="SA"/>
    </style:style>
    <style:style style:name="T11" style:family="text">
      <style:text-properties fo:language="ca" fo:country="ES" officeooo:rsid="002b01fe" style:language-complex="ar" style:country-complex="SA"/>
    </style:style>
    <style:style style:name="T12" style:family="text">
      <style:text-properties fo:language="ca" fo:country="ES" officeooo:rsid="002c8372" style:language-complex="ar" style:country-complex="SA"/>
    </style:style>
    <style:style style:name="T13" style:family="text">
      <style:text-properties fo:language="ca" fo:country="ES" officeooo:rsid="002dc2d3" style:language-complex="ar" style:country-complex="SA"/>
    </style:style>
    <style:style style:name="T14" style:family="text">
      <style:text-properties fo:language="ca" fo:country="ES" officeooo:rsid="0036d383" style:language-complex="ar" style:country-complex="SA"/>
    </style:style>
    <style:style style:name="T15" style:family="text">
      <style:text-properties fo:language="ca" fo:country="ES" officeooo:rsid="003cff98" style:language-complex="ar" style:country-complex="SA"/>
    </style:style>
    <style:style style:name="T16" style:family="text">
      <style:text-properties fo:language="ca" fo:country="ES" officeooo:rsid="0020bbb9"/>
    </style:style>
    <style:style style:name="T17" style:family="text">
      <style:text-properties fo:language="ca" fo:country="ES" officeooo:rsid="0021469e"/>
    </style:style>
    <style:style style:name="T18" style:family="text">
      <style:text-properties fo:language="ca" fo:country="ES" fo:font-weight="bold" officeooo:rsid="00233fa1" style:font-weight-asian="bold" style:font-weight-complex="bold"/>
    </style:style>
    <style:style style:name="T19" style:family="text">
      <style:text-properties fo:language="ca" fo:country="ES" fo:font-weight="bold" officeooo:rsid="0026f3bd" style:font-weight-asian="bold" style:font-weight-complex="bold"/>
    </style:style>
    <style:style style:name="T20" style:family="text">
      <style:text-properties fo:language="ca" fo:country="ES" fo:font-weight="bold" officeooo:rsid="002b01fe" style:font-weight-asian="bold" style:language-complex="ar" style:country-complex="SA" style:font-weight-complex="bold"/>
    </style:style>
    <style:style style:name="T21" style:family="text">
      <style:text-properties fo:language="ca" fo:country="ES" officeooo:rsid="00233fa1"/>
    </style:style>
    <style:style style:name="T22" style:family="text">
      <style:text-properties fo:language="ca" fo:country="ES" fo:font-style="italic" fo:font-weight="bold" officeooo:rsid="00233fa1" style:font-style-asian="italic" style:font-weight-asian="bold" style:font-style-complex="italic" style:font-weight-complex="bold"/>
    </style:style>
    <style:style style:name="T23" style:family="text">
      <style:text-properties fo:language="ca" fo:country="ES" fo:font-style="italic" officeooo:rsid="0029283e" style:font-style-asian="italic" style:font-style-complex="italic"/>
    </style:style>
    <style:style style:name="T24" style:family="text">
      <style:text-properties fo:language="ca" fo:country="ES" fo:font-style="italic" officeooo:rsid="002b01fe" style:font-style-asian="italic" style:language-complex="ar" style:country-complex="SA" style:font-style-complex="italic"/>
    </style:style>
    <style:style style:name="T25" style:family="text">
      <style:text-properties fo:language="ca" fo:country="ES" fo:font-weight="normal" officeooo:rsid="00233fa1" style:font-weight-asian="normal" style:font-weight-complex="normal"/>
    </style:style>
    <style:style style:name="T26" style:family="text">
      <style:text-properties fo:language="ca" fo:country="ES" officeooo:rsid="0024b923"/>
    </style:style>
    <style:style style:name="T27" style:family="text">
      <style:text-properties fo:language="ca" fo:country="ES" officeooo:rsid="0026f3bd"/>
    </style:style>
    <style:style style:name="T28" style:family="text">
      <style:text-properties fo:language="ca" fo:country="ES" officeooo:rsid="0028b2f7"/>
    </style:style>
    <style:style style:name="T29" style:family="text">
      <style:text-properties fo:language="ca" fo:country="ES" officeooo:rsid="0028bc54"/>
    </style:style>
    <style:style style:name="T30" style:family="text">
      <style:text-properties fo:language="ca" fo:country="ES" officeooo:rsid="0029283e"/>
    </style:style>
    <style:style style:name="T31" style:family="text">
      <style:text-properties fo:language="ca" fo:country="ES" officeooo:rsid="0030e90b"/>
    </style:style>
    <style:style style:name="T32" style:family="text">
      <style:text-properties fo:language="ca" fo:country="ES" officeooo:rsid="0041e44d"/>
    </style:style>
    <style:style style:name="T33" style:family="text">
      <style:text-properties fo:font-weight="bold" style:font-weight-asian="bold" style:font-weight-complex="bold"/>
    </style:style>
    <style:style style:name="T34" style:family="text">
      <style:text-properties fo:font-weight="bold" officeooo:rsid="001bef08" style:font-weight-asian="bold" style:font-weight-complex="bold"/>
    </style:style>
    <style:style style:name="T35" style:family="text">
      <style:text-properties fo:font-weight="bold" officeooo:rsid="0029283e" style:font-weight-asian="bold" style:font-weight-complex="bold"/>
    </style:style>
    <style:style style:name="T36" style:family="text">
      <style:text-properties officeooo:rsid="001adbde"/>
    </style:style>
    <style:style style:name="T37" style:family="text">
      <style:text-properties style:use-window-font-color="true"/>
    </style:style>
    <style:style style:name="T38" style:family="text">
      <style:text-properties style:use-window-font-color="true" style:font-name="Verdana2" fo:font-size="10pt" fo:language="ca" fo:country="ES" fo:font-weight="bold" officeooo:rsid="001b314b" style:font-name-asian="Times New Roman" style:language-complex="ar" style:country-complex="SA"/>
    </style:style>
    <style:style style:name="T39" style:family="text">
      <style:text-properties style:use-window-font-color="true" officeooo:rsid="003bb6c0"/>
    </style:style>
    <style:style style:name="T40" style:family="text">
      <style:text-properties style:font-name="Verdana" fo:font-size="10pt" style:font-size-asian="10pt" style:font-size-complex="10pt"/>
    </style:style>
    <style:style style:name="T41" style:family="text">
      <style:text-properties style:font-name="Verdana" fo:language="ca" fo:country="ES" style:language-complex="ar" style:country-complex="SA"/>
    </style:style>
    <style:style style:name="T42" style:family="text">
      <style:text-properties style:font-name="Verdana" fo:language="ca" fo:country="ES" officeooo:rsid="002521fa" style:language-complex="ar" style:country-complex="SA"/>
    </style:style>
    <style:style style:name="T43" style:family="text">
      <style:text-properties style:font-name="Verdana" fo:language="ca" fo:country="ES" officeooo:rsid="002871fe" style:language-complex="ar" style:country-complex="SA"/>
    </style:style>
    <style:style style:name="T44" style:family="text">
      <style:text-properties officeooo:rsid="00200d9f"/>
    </style:style>
    <style:style style:name="T45" style:family="text">
      <style:text-properties style:font-name="Arial" fo:language="ca" fo:country="ES" officeooo:rsid="0021469e"/>
    </style:style>
    <style:style style:name="T46" style:family="text">
      <style:text-properties style:font-name="Arial" fo:language="ca" fo:country="ES" fo:font-weight="bold" officeooo:rsid="0021469e" style:font-weight-asian="bold" style:font-weight-complex="bold"/>
    </style:style>
    <style:style style:name="T47" style:family="text">
      <style:text-properties style:font-name="Arial" fo:language="ca" fo:country="ES" style:language-complex="ar" style:country-complex="SA"/>
    </style:style>
    <style:style style:name="T48" style:family="text">
      <style:text-properties style:font-name="Arial" fo:language="ca" fo:country="ES" officeooo:rsid="0029283e" style:language-complex="ar" style:country-complex="SA"/>
    </style:style>
    <style:style style:name="T49" style:family="text">
      <style:text-properties style:font-name="Arial" fo:language="ca" fo:country="ES" officeooo:rsid="002947b0" style:language-complex="ar" style:country-complex="SA"/>
    </style:style>
    <style:style style:name="T50" style:family="text">
      <style:text-properties style:font-name="Arial" fo:language="ca" fo:country="ES" officeooo:rsid="002a7e4f" style:language-complex="ar" style:country-complex="SA"/>
    </style:style>
    <style:style style:name="T51" style:family="text">
      <style:text-properties style:font-name="Arial" officeooo:rsid="0032664d"/>
    </style:style>
    <style:style style:name="T52" style:family="text">
      <style:text-properties style:font-name="Arial" officeooo:rsid="0033a787"/>
    </style:style>
    <style:style style:name="T53" style:family="text">
      <style:text-properties fo:font-style="italic" officeooo:rsid="0034e28a" style:font-style-asian="italic" style:font-style-complex="italic"/>
    </style:style>
    <style:style style:name="T54" style:family="text">
      <style:text-properties fo:font-style="italic" officeooo:rsid="0038aecd" style:font-style-asian="italic" style:font-style-complex="italic"/>
    </style:style>
    <style:style style:name="T55" style:family="text">
      <style:text-properties officeooo:rsid="0024b923"/>
    </style:style>
    <style:style style:name="T56" style:family="text">
      <style:text-properties officeooo:rsid="002521fa"/>
    </style:style>
    <style:style style:name="T57" style:family="text">
      <style:text-properties officeooo:rsid="0025b3d1"/>
    </style:style>
    <style:style style:name="T58" style:family="text">
      <style:text-properties officeooo:rsid="002871fe"/>
    </style:style>
    <style:style style:name="T59" style:family="text">
      <style:text-properties officeooo:rsid="0028bc54"/>
    </style:style>
    <style:style style:name="T60" style:family="text">
      <style:text-properties officeooo:rsid="0029283e"/>
    </style:style>
    <style:style style:name="T61" style:family="text">
      <style:text-properties officeooo:rsid="002b01fe"/>
    </style:style>
    <style:style style:name="T62" style:family="text">
      <style:text-properties officeooo:rsid="002dc2d3"/>
    </style:style>
    <style:style style:name="T63" style:family="text">
      <style:text-properties officeooo:rsid="002f5a1b"/>
    </style:style>
    <style:style style:name="T64" style:family="text">
      <style:text-properties officeooo:rsid="0030e90b"/>
    </style:style>
    <style:style style:name="T65" style:family="text">
      <style:text-properties officeooo:rsid="0032664d"/>
    </style:style>
    <style:style style:name="T66" style:family="text">
      <style:text-properties officeooo:rsid="0033a787"/>
    </style:style>
    <style:style style:name="T67" style:family="text">
      <style:text-properties officeooo:rsid="0034e28a"/>
    </style:style>
    <style:style style:name="T68" style:family="text">
      <style:text-properties officeooo:rsid="0036d383"/>
    </style:style>
    <style:style style:name="T69" style:family="text">
      <style:text-properties officeooo:rsid="0038aecd"/>
    </style:style>
    <style:style style:name="T70" style:family="text">
      <style:text-properties officeooo:rsid="003a322e"/>
    </style:style>
    <style:style style:name="T71" style:family="text">
      <style:text-properties officeooo:rsid="003bb6c0"/>
    </style:style>
    <style:style style:name="T72" style:family="text">
      <style:text-properties officeooo:rsid="003bed5b"/>
    </style:style>
    <style:style style:name="T73" style:family="text">
      <style:text-properties officeooo:rsid="003cd523"/>
    </style:style>
    <style:style style:name="T74" style:family="text">
      <style:text-properties officeooo:rsid="003cff98"/>
    </style:style>
    <style:style style:name="T75" style:family="text">
      <style:text-properties officeooo:rsid="003e8bba"/>
    </style:style>
    <style:style style:name="T76" style:family="text">
      <style:text-properties officeooo:rsid="00400a01"/>
    </style:style>
    <style:style style:name="T77" style:family="text">
      <style:text-properties officeooo:rsid="0041e44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36">Expressions regulars</text:span> en Java</text:p>
      <text:h text:style-name="P12" text:outline-level="1"><text:span text:style-name="T44">Introducció a les expressions regulars en Java</text:span></text:h>
      <text:p text:style-name="P37"><text:span text:style-name="T3">Les expressions regulars són una forma de descriure un conjunt de cadenes basades en característiques comunes compartides per cada cadena en el conjunt. S'utilitzen per buscar, editar, o manipular text i dades. </text:span></text:p>
      <text:p text:style-name="P60"><text:span text:style-name="T3">La sintaxi de les expressions regulars en l'API </text:span><text:span text:style-name="T2">java.util.regex</text:span><text:span text:style-name="T3"> és molt similar a la del llenguatge Perl.</text:span></text:p>
      <text:p text:style-name="P60"><text:span text:style-name="T3">El paquet </text:span><text:span text:style-name="T2">java.util.regex</text:span><text:span text:style-name="T3"> es compon fonamentalment de tres classes: </text:span><text:span text:style-name="T2">Pattern,</text:span><text:span text:style-name="T3"> </text:span><text:span text:style-name="T2">Matcher</text:span><text:span text:style-name="T3"> i </text:span><text:span text:style-name="T2">PatternSyntaxException.</text:span></text:p>
      <text:list xml:id="list37223993" text:style-name="L1">
        <text:list-item>
          <text:p text:style-name="P61"><text:span text:style-name="T3">Un objecte de </text:span><text:span text:style-name="T38">Pattern</text:span><text:span text:style-name="T3"> és una representació compilada d'una expressió regular. La classe Pattern no proporciona constructors públics. Per crear un patró, </text:span><text:span text:style-name="T4">cal invocar </text:span><text:span text:style-name="T3">algun dels seus mètodes </text:span><text:span text:style-name="ressaltat_5f_vermell"><text:span text:style-name="T34">public static compile()</text:span></text:span><text:span text:style-name="T3">, </text:span><text:span text:style-name="T4">els quals retornen</text:span><text:span text:style-name="T3"> un objecte </text:span><text:span text:style-name="ressaltat_5f_vermell"><text:span text:style-name="T34">Pattern.</text:span></text:span><text:span text:style-name="T3"> Aquests mètodes accepten una expressió regular com a primer argument.</text:span></text:p>
        </text:list-item>
        <text:list-item>
          <text:p text:style-name="P61"><text:span text:style-name="T3">Un objecte </text:span><text:span text:style-name="ressaltat_5f_vermell"><text:span text:style-name="T34">Matcher</text:span></text:span><text:span text:style-name="T3"> és el motor que interpreta el patró i realitza </text:span><text:span text:style-name="T4">comprovacions de <text:s/>concordança</text:span><text:span text:style-name="T3"> contra una cadena d'entrada. Igual que la classe Pattern, Matcher </text:span><text:span text:style-name="T4">no </text:span><text:span text:style-name="T3">defineix cap constructor públic. </text:span><text:span text:style-name="T4">Per obtenir</text:span><text:span text:style-name="T3"> un objecte Matcher </text:span><text:span text:style-name="T4">cal invocar</text:span><text:span text:style-name="T3"> el mètode </text:span><text:span text:style-name="ressaltat_5f_vermell"><text:span text:style-name="T34">matcher()</text:span></text:span><text:span text:style-name="T4"> </text:span><text:span text:style-name="T3">en un objecte </text:span><text:span text:style-name="T4">Pattern</text:span><text:span text:style-name="T3">.</text:span></text:p>
        </text:list-item>
        <text:list-item>
          <text:p text:style-name="P38"><text:span text:style-name="T3">Un objecte </text:span><text:span text:style-name="T38">PatternSyntaxException</text:span><text:span text:style-name="T3"> és una excepció sense control que indica un error de sintaxi en un patró d'expressió regular.</text:span></text:p>
        </text:list-item>
      </text:list>
      <text:p text:style-name="P39"><text:span text:style-name="T5">Per tal de provar les expressions regulars utilitzarem el següent programa:</text:span></text:p>
      <text:p text:style-name="P5"><text:span text:style-name="T32">/**</text:span></text:p>
      <text:p text:style-name="P5"><text:span text:style-name="T32">* RegexTest.java</text:span></text:p>
      <text:p text:style-name="P5"><text:span text:style-name="T32">* Test per provar patrons d'expressions regulars</text:span></text:p>
      <text:p text:style-name="P5"><text:span text:style-name="T32">* @author: Jose Moreno</text:span></text:p>
      <text:p text:style-name="P5"><text:span text:style-name="T32">*/</text:span></text:p>
      <text:p text:style-name="P5"><text:span text:style-name="T32">import java.util.Scanner;</text:span></text:p>
      <text:p text:style-name="P5"><text:span text:style-name="T32">import java.util.regex.Pattern;</text:span></text:p>
      <text:p text:style-name="P5"><text:span text:style-name="T32">import java.util.regex.Matcher;</text:span></text:p>
      <text:p text:style-name="P5"><text:span text:style-name="T32"/></text:p>
      <text:p text:style-name="P5"><text:span text:style-name="T32">public class RegexTest {</text:span></text:p>
      <text:p text:style-name="P5"><text:span text:style-name="T32"/></text:p>
      <text:p text:style-name="P5"><text:span text:style-name="T32"><text:s text:c="4"/>public static void main(String[] args){</text:span></text:p>
      <text:p text:style-name="P5"><text:span text:style-name="T32"><text:tab/><text:tab/> Scanner scan = new Scanner(System.in);</text:span></text:p>
      <text:p text:style-name="P5"><text:span text:style-name="T32"><text:tab/><text:tab/> String regexp; <text:s/>//expressió regular del patró</text:span></text:p>
      <text:p text:style-name="P5"><text:span text:style-name="T32"><text:tab/><text:tab/> String cadena; <text:s/>//cadena a verificar</text:span></text:p>
      <text:p text:style-name="P5"><text:span text:style-name="T32"><text:tab/><text:tab/> boolean sortir = false; <text:s/>//flag per sortir del programa</text:span></text:p>
      <text:p text:style-name="P5"><text:span text:style-name="T32"><text:s text:c="9"/>do {</text:span></text:p>
      <text:p text:style-name="P5"><text:span text:style-name="T32"><text:s text:c="12"/>regexp = null;</text:span></text:p>
      <text:p text:style-name="P5"><text:span text:style-name="T32"><text:s text:c="12"/>//entrar l'expressió regular</text:span></text:p>
      <text:p text:style-name="P5"><text:span text:style-name="T32"><text:s text:c="12"/>System.out.print("Entra una expressio regular: ");</text:span></text:p>
      <text:p text:style-name="P5"><text:span text:style-name="T32"><text:tab/><text:tab/><text:tab/>regexp = scan.next();</text:span></text:p>
      <text:p text:style-name="P5"><text:span text:style-name="T32"><text:tab/><text:tab/><text:tab/>//crear el patró amb l'expressió sol·licitada</text:span></text:p>
      <text:p text:style-name="P5"><text:span text:style-name="T32"><text:s text:c="12"/>Pattern patro = Pattern.compile(regexp);</text:span></text:p>
      <text:p text:style-name="P5"><text:span text:style-name="T32"><text:s text:c="12"/>//entrar la cadena a verificar</text:span></text:p>
      <text:p text:style-name="P5"><text:span text:style-name="T32"><text:s text:c="12"/>System.out.print("Entra una cadena: ");</text:span></text:p>
      <text:p text:style-name="P5"><text:span text:style-name="T32"><text:tab/><text:tab/><text:tab/>cadena = scan.next();</text:span></text:p>
      <text:p text:style-name="P5"><text:span text:style-name="T32"><text:tab/><text:tab/><text:tab/>//crear el verificador</text:span></text:p>
      <text:p text:style-name="P5"><text:span text:style-name="T32"><text:s text:c="12"/>Matcher matcher = patro.matcher(cadena);</text:span></text:p>
      <text:p text:style-name="P5"><text:soft-page-break/><text:span text:style-name="T32"><text:tab/><text:tab/><text:tab/>//començar la verificació</text:span></text:p>
      <text:p text:style-name="P5"><text:span text:style-name="T32"><text:s text:c="12"/>boolean trobat = false;</text:span></text:p>
      <text:p text:style-name="P5"><text:span text:style-name="T32"><text:s text:c="12"/>while (matcher.find()) {</text:span></text:p>
      <text:p text:style-name="P5"><text:span text:style-name="T32"><text:tab/><text:tab/><text:tab/><text:tab/>System.out.format(</text:span></text:p>
      <text:p text:style-name="P5"><text:span text:style-name="T32"><text:tab/><text:tab/><text:tab/><text:tab/><text:tab/>"Trobat el text " + "\"%s\" entre els indexs " +</text:span></text:p>
      <text:p text:style-name="P5"><text:span text:style-name="T32"><text:s text:c="20"/>"%d i %d.\n",</text:span></text:p>
      <text:p text:style-name="P5"><text:span text:style-name="T32"><text:s text:c="20"/>matcher.group(), matcher.start(), matcher.end()</text:span></text:p>
      <text:p text:style-name="P5"><text:span text:style-name="T32"><text:s text:c="16"/>);</text:span></text:p>
      <text:p text:style-name="P5"><text:span text:style-name="T32"><text:s text:c="16"/>trobat = true;</text:span></text:p>
      <text:p text:style-name="P5"><text:span text:style-name="T32"><text:s text:c="12"/>}</text:span></text:p>
      <text:p text:style-name="P5"><text:span text:style-name="T32"><text:s text:c="12"/>if(!trobat){</text:span></text:p>
      <text:p text:style-name="P5"><text:span text:style-name="T32"><text:s text:c="16"/>System.out.println("No s'han trobat coincidències");</text:span></text:p>
      <text:p text:style-name="P5"><text:span text:style-name="T32"><text:s text:c="12"/>}</text:span></text:p>
      <text:p text:style-name="P5"><text:span text:style-name="T32"><text:s text:c="8"/>} while (!sortir);</text:span></text:p>
      <text:p text:style-name="P5"><text:span text:style-name="T32"><text:s text:c="4"/>}</text:span></text:p>
      <text:p text:style-name="P5"><text:span text:style-name="T32">}</text:span></text:p>
      <text:p text:style-name="P40"><text:span text:style-name="T6">Les expressions regulars estan formades pels següents tipus de components:</text:span></text:p>
      <text:list xml:id="list37347091" text:style-name="L2">
        <text:list-item>
          <text:p text:style-name="P62"><text:span text:style-name="T6">Literals de cadena</text:span></text:p>
        </text:list-item>
        <text:list-item>
          <text:p text:style-name="P62"><text:span text:style-name="T6">Classes de caràcters</text:span></text:p>
        </text:list-item>
        <text:list-item>
          <text:p text:style-name="P62"><text:span text:style-name="T6">Caràcters predefinits</text:span></text:p>
        </text:list-item>
        <text:list-item>
          <text:p text:style-name="P62"><text:span text:style-name="T6">Quantificadors</text:span></text:p>
        </text:list-item>
      </text:list>
      <text:h text:style-name="Heading_20_2" text:outline-level="2"><text:span text:style-name="T8">Literals de cadena</text:span></text:h>
      <text:p text:style-name="P41"><text:span text:style-name="T16">És la forma més simple d'expressió regular. Es considera que cada caràcter d'un String de </text:span><text:span text:style-name="T32">longitud</text:span><text:span text:style-name="T16"> n caràcters ocupa una cel·la, entre la 0 i la n (tot i que els caràcters realment ocupen de la 0 a la n-1).</text:span></text:p>
      <text:p text:style-name="P41"><text:span text:style-name="T16">Per verificar la concordança, es comparen la cadena i el patró cel·la a cel·la. Un cop trobada una concordança, es consumeixen les cel·les que concorden i es continua buscant concordances amb el que queda del String.</text:span></text:p>
      <text:p text:style-name="P54"><text:span text:style-name="T45">Es poden fer servir </text:span><text:span text:style-name="T46">metacaràcters</text:span><text:span text:style-name="T45">: </text:span></text:p>
      <text:p text:style-name="codi"><text:span text:style-name="Source_20_Text"><text:span text:style-name="T17">&lt;([{\^-=$!|]})?*+.&gt;</text:span></text:span><text:span text:style-name="T17"> </text:span></text:p>
      <text:p text:style-name="P42"><text:span text:style-name="T21">Aquests metacaràcters tenen un significat especial llevat que vagin precedits del símbol de </text:span><text:span text:style-name="T22">backslash</text:span><text:span text:style-name="T21"> </text:span><text:span text:style-name="T18">'\'</text:span><text:span text:style-name="T25">.</text:span></text:p>
      <text:p text:style-name="P42"><text:span text:style-name="T25">També es poden tancar els caràcters a buscar entre </text:span><text:span text:style-name="T18">\Q</text:span><text:span text:style-name="T25"> i \</text:span><text:span text:style-name="T18">E</text:span><text:span text:style-name="T25">.</text:span></text:p>
      <text:h text:style-name="Heading_20_2" text:outline-level="2"><text:span text:style-name="T9">Classes de caràcters</text:span></text:h>
      <text:p text:style-name="P43"><text:span text:style-name="T26">Són conjunts de caràcters que poden donar concordança positiva per a un únic caràcter d'un String d'entrada donat.</text:span></text:p>
      <table:table table:name="Tabla1" table:style-name="Tabla1">
        <table:table-column table:style-name="Tabla1.A"/>
        <table:table-column table:style-name="Tabla1.B"/>
        <table:table-row>
          <table:table-cell table:style-name="Tabla1.A1" office:value-type="string">
            <text:p text:style-name="P8"><text:bookmark text:name="h2"/><text:span text:style-name="T55">Expressió</text:span></text:p>
          </table:table-cell>
          <table:table-cell table:style-name="Tabla1.B1" office:value-type="string">
            <text:p text:style-name="P7">Descri<text:span text:style-name="T55">pció</text:span></text:p>
          </table:table-cell>
        </table:table-row>
        <table:table-row>
          <table:table-cell table:style-name="Tabla1.A7" office:value-type="string">
            <text:p text:style-name="P69"><text:span text:style-name="Source_20_Text"><text:span text:style-name="T41">[abc]</text:span></text:span></text:p>
          </table:table-cell>
          <table:table-cell table:style-name="Tabla1.B7" office:value-type="string">
            <text:p text:style-name="P70"><text:span text:style-name="T55">Classe senzilla: </text:span>a, b, or c</text:p>
          </table:table-cell>
        </table:table-row>
        <table:table-row>
          <table:table-cell table:style-name="Tabla1.A7" office:value-type="string">
            <text:p text:style-name="P69"><text:span text:style-name="Source_20_Text"><text:span text:style-name="T41">[^abc]</text:span></text:span></text:p>
          </table:table-cell>
          <table:table-cell table:style-name="Tabla1.B7" office:value-type="string">
            <text:p text:style-name="P70"><text:span text:style-name="T55">Negació: Qualsevol caràcter llevat de</text:span> a, b, or c</text:p>
          </table:table-cell>
        </table:table-row>
        <table:table-row>
          <table:table-cell table:style-name="Tabla1.A7" office:value-type="string">
            <text:p text:style-name="P69"><text:span text:style-name="Source_20_Text"><text:span text:style-name="T41">[a-zA-Z]</text:span></text:span></text:p>
          </table:table-cell>
          <table:table-cell table:style-name="Tabla1.B7" office:value-type="string">
            <text:p text:style-name="P70"><text:span text:style-name="T55">Rang: </text:span>a <text:span text:style-name="T55">fins</text:span> z, o A <text:span text:style-name="T55">fins</text:span> Z, <text:span text:style-name="T55">inclosos</text:span></text:p>
          </table:table-cell>
        </table:table-row>
        <table:table-row>
          <table:table-cell table:style-name="Tabla1.A7" office:value-type="string">
            <text:p text:style-name="P69"><text:span text:style-name="Source_20_Text"><text:span text:style-name="T41">[a-d[m-p]]</text:span></text:span></text:p>
          </table:table-cell>
          <table:table-cell table:style-name="Tabla1.B7" office:value-type="string">
            <text:p text:style-name="P70"><text:span text:style-name="T55">Unió: </text:span>a <text:span text:style-name="T55">fins</text:span> d, o m <text:span text:style-name="T55">fins</text:span> p: [a-dm-p]</text:p>
          </table:table-cell>
        </table:table-row>
        <table:table-row>
          <table:table-cell table:style-name="Tabla1.A7" office:value-type="string">
            <text:p text:style-name="P69"><text:span text:style-name="Source_20_Text"><text:span text:style-name="T41">[a-z&amp;&amp;[def]]</text:span></text:span></text:p>
          </table:table-cell>
          <table:table-cell table:style-name="Tabla1.B7" office:value-type="string">
            <text:p text:style-name="P70"><text:span text:style-name="T55">Intersecció: caràcters inclosos en ambdós grups </text:span></text:p>
          </table:table-cell>
        </table:table-row>
        <table:table-row>
          <table:table-cell table:style-name="Tabla1.A7" office:value-type="string">
            <text:p text:style-name="P69"><text:span text:style-name="Source_20_Text"><text:span text:style-name="T41">[a-z&amp;&amp;[^bc]]</text:span></text:span></text:p>
          </table:table-cell>
          <table:table-cell table:style-name="Tabla1.B7" office:value-type="string">
            <text:p text:style-name="P70"><text:span text:style-name="T55">Substracció: </text:span>a <text:span text:style-name="T55">fins</text:span> z, <text:span text:style-name="T55">llevat de</text:span> b and c</text:p>
          </table:table-cell>
        </table:table-row>
        <table:table-row>
          <table:table-cell table:style-name="Tabla1.A8" office:value-type="string">
            <text:p text:style-name="P69"><text:span text:style-name="Source_20_Text"><text:span text:style-name="T41">[a-z&amp;&amp;[^m-p]]</text:span></text:span></text:p>
          </table:table-cell>
          <table:table-cell table:style-name="Tabla1.B8" office:value-type="string">
            <text:p text:style-name="P70"><text:span text:style-name="T55">Substracció: </text:span>a <text:span text:style-name="T55">fins</text:span> z, <text:span text:style-name="T55">i</text:span> no m <text:span text:style-name="T55">fins</text:span> p</text:p>
          </table:table-cell>
        </table:table-row>
      </table:table>
      <text:h text:style-name="Heading_20_2" text:outline-level="2"><text:soft-page-break/><text:span text:style-name="T7">Classes de caràcters predefinides</text:span></text:h>
      <table:table table:name="Tabla2" table:style-name="Tabla2">
        <table:table-column table:style-name="Tabla2.A"/>
        <table:table-column table:style-name="Tabla2.B"/>
        <table:table-row>
          <table:table-cell table:style-name="Tabla2.A1" office:value-type="string">
            <text:p text:style-name="P9"><text:bookmark text:name="h22"/><text:bookmark text:name="h21"/><text:span text:style-name="T57">Expressió</text:span></text:p>
          </table:table-cell>
          <table:table-cell table:style-name="Tabla2.B1" office:value-type="string">
            <text:p text:style-name="P7">Descrip<text:span text:style-name="T57">ció</text:span></text:p>
          </table:table-cell>
        </table:table-row>
        <table:table-row>
          <table:table-cell table:style-name="Tabla2.A7" office:value-type="string">
            <text:p text:style-name="P74"><text:span text:style-name="Source_20_Text"><text:span text:style-name="T41">.</text:span></text:span></text:p>
          </table:table-cell>
          <table:table-cell table:style-name="Tabla2.B7" office:value-type="string">
            <text:p text:style-name="P71"><text:span text:style-name="T56">Qualsevol caràcter</text:span></text:p>
          </table:table-cell>
        </table:table-row>
        <table:table-row>
          <table:table-cell table:style-name="Tabla2.A7" office:value-type="string">
            <text:p text:style-name="P74"><text:span text:style-name="Source_20_Text"><text:span text:style-name="T41">\d</text:span></text:span></text:p>
          </table:table-cell>
          <table:table-cell table:style-name="Tabla2.B7" office:value-type="string">
            <text:p text:style-name="P69"><text:span text:style-name="T42">Un dígit</text:span><text:span text:style-name="T41"> </text:span><text:span text:style-name="Source_20_Text"><text:span text:style-name="T41">[0-9]</text:span></text:span></text:p>
          </table:table-cell>
        </table:table-row>
        <table:table-row>
          <table:table-cell table:style-name="Tabla2.A7" office:value-type="string">
            <text:p text:style-name="P74"><text:span text:style-name="Source_20_Text"><text:span text:style-name="T41">\D</text:span></text:span></text:p>
          </table:table-cell>
          <table:table-cell table:style-name="Tabla2.B7" office:value-type="string">
            <text:p text:style-name="P69"><text:span text:style-name="T42">Un caràcter no dígit</text:span><text:span text:style-name="T41">: </text:span><text:span text:style-name="Source_20_Text"><text:span text:style-name="T41">[^0-9]</text:span></text:span></text:p>
          </table:table-cell>
        </table:table-row>
        <table:table-row>
          <table:table-cell table:style-name="Tabla2.A7" office:value-type="string">
            <text:p text:style-name="P74"><text:span text:style-name="Source_20_Text"><text:span text:style-name="T41">\s</text:span></text:span></text:p>
          </table:table-cell>
          <table:table-cell table:style-name="Tabla2.B7" office:value-type="string">
            <text:p text:style-name="P69"><text:span text:style-name="T42">Un espai en blanc</text:span><text:span text:style-name="T41">: </text:span><text:span text:style-name="Source_20_Text"><text:span text:style-name="T41">[\t\n\x0B\f\r]</text:span></text:span></text:p>
          </table:table-cell>
        </table:table-row>
        <table:table-row>
          <table:table-cell table:style-name="Tabla2.A7" office:value-type="string">
            <text:p text:style-name="P74"><text:span text:style-name="Source_20_Text"><text:span text:style-name="T41">\S</text:span></text:span></text:p>
          </table:table-cell>
          <table:table-cell table:style-name="Tabla2.B7" office:value-type="string">
            <text:p text:style-name="P69"><text:span text:style-name="T42">Un caràcter no espai en blanc</text:span><text:span text:style-name="T41">: </text:span><text:span text:style-name="Source_20_Text"><text:span text:style-name="T41">[^\s]</text:span></text:span></text:p>
          </table:table-cell>
        </table:table-row>
        <table:table-row>
          <table:table-cell table:style-name="Tabla2.A7" office:value-type="string">
            <text:p text:style-name="P74"><text:span text:style-name="Source_20_Text"><text:span text:style-name="T41">\w</text:span></text:span></text:p>
          </table:table-cell>
          <table:table-cell table:style-name="Tabla2.B7" office:value-type="string">
            <text:p text:style-name="P69"><text:span text:style-name="T42">Un caràcter de paraula</text:span><text:span text:style-name="T41">: </text:span><text:span text:style-name="Source_20_Text"><text:span text:style-name="T41">[a-zA-Z_0-9]</text:span></text:span></text:p>
          </table:table-cell>
        </table:table-row>
        <table:table-row>
          <table:table-cell table:style-name="Tabla2.A8" office:value-type="string">
            <text:p text:style-name="P74"><text:span text:style-name="Source_20_Text"><text:span text:style-name="T41">\W</text:span></text:span></text:p>
          </table:table-cell>
          <table:table-cell table:style-name="Tabla2.B8" office:value-type="string">
            <text:p text:style-name="P75"><text:span text:style-name="T42">Un caràcter no de paraula</text:span><text:span text:style-name="T41"> </text:span><text:span text:style-name="Source_20_Text"><text:span text:style-name="T41">[^\w]</text:span></text:span></text:p>
          </table:table-cell>
        </table:table-row>
      </table:table>
      <text:p text:style-name="P17"><text:span text:style-name="T28">Per definir en Java una expressió regular predefinida cal doblar el '\' per indicar-ho al compilador.</text:span></text:p>
      <text:p text:style-name="codi"><text:span text:style-name="T7">private final String REGEX = "\\d"; </text:span></text:p>
      <text:h text:style-name="Heading_20_2" text:outline-level="2"><text:span text:style-name="T7">Quantificadors</text:span></text:h>
      <text:p text:style-name="P44"><text:span text:style-name="T27">S'utilitzen per especificar el nombre d'aparicions del patró per buscar concordances.</text:span></text:p>
      <text:p text:style-name="P44"><text:span text:style-name="T27">Es poden combinar per donar tres comportaments diferents:</text:span></text:p>
      <text:list xml:id="list37697614" text:style-name="L3">
        <text:list-item>
          <text:p text:style-name="P63"><text:span text:style-name="T19">Greedy</text:span><text:span text:style-name="T27"> (cobdiciós): forcen el comprovador a consumir tota la cadena abans d'intentar la primera comprovació.Si la comprovació amb tota la cadena falla, torna el primer caràcter i prova novamene la verificació, repetint el procés fins que troba una coincidència o no queden més carácters.</text:span></text:p>
        </text:list-item>
        <text:list-item>
          <text:p text:style-name="P63"><text:span text:style-name="T19">Reluctant</text:span><text:span text:style-name="T27"> (reticent): comença per l'inici de la cadena i va consumint caràcter a caràcter fins a trobar una coincidència. L'últim intent el fa amb tota la cadena.</text:span></text:p>
        </text:list-item>
        <text:list-item>
          <text:p text:style-name="P63"><text:span text:style-name="T19">Possessive</text:span><text:span text:style-name="T27"> (possessiu): Sempre consumeix tota la cadena amb un únic intent.</text:span></text:p>
        </text:list-item>
      </text:list>
      <text:p text:style-name="P55"><text:span text:style-name="T7"/></text:p>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0"><text:bookmark text:name="h1"/>Greedy<text:bookmark text:name="h24"/><text:bookmark text:name="h23"/></text:p>
          </table:table-cell>
          <table:table-cell table:style-name="Tabla3.A1" office:value-type="string">
            <text:p text:style-name="P10">Reluctant<text:bookmark text:name="h3"/></text:p>
          </table:table-cell>
          <table:table-cell table:style-name="Tabla3.A1" office:value-type="string">
            <text:p text:style-name="P10">Possessive<text:bookmark text:name="h4"/></text:p>
          </table:table-cell>
          <table:table-cell table:style-name="Tabla3.D1" office:value-type="string">
            <text:p text:style-name="P10"><text:span text:style-name="T58">Significat</text:span></text:p>
          </table:table-cell>
        </table:table-row>
        <table:table-row>
          <table:table-cell table:style-name="Tabla3.A6" office:value-type="string">
            <text:p text:style-name="P75"><text:span text:style-name="Source_20_Text"><text:span text:style-name="T41">X?</text:span></text:span></text:p>
          </table:table-cell>
          <table:table-cell table:style-name="Tabla3.B6" office:value-type="string">
            <text:p text:style-name="P75"><text:span text:style-name="Source_20_Text"><text:span text:style-name="T41">X??</text:span></text:span></text:p>
          </table:table-cell>
          <table:table-cell table:style-name="Tabla3.C6" office:value-type="string">
            <text:p text:style-name="P75"><text:span text:style-name="Source_20_Text"><text:span text:style-name="T41">X?+</text:span></text:span></text:p>
          </table:table-cell>
          <table:table-cell table:style-name="Tabla3.D6" office:value-type="string">
            <text:p text:style-name="P75"><text:span text:style-name="Source_20_Text"><text:span text:style-name="T41">X</text:span></text:span><text:span text:style-name="T41">, </text:span><text:span text:style-name="T43">0-1</text:span></text:p>
          </table:table-cell>
        </table:table-row>
        <table:table-row>
          <table:table-cell table:style-name="Tabla3.A6" office:value-type="string">
            <text:p text:style-name="P75"><text:span text:style-name="Source_20_Text"><text:span text:style-name="T41">X*</text:span></text:span></text:p>
          </table:table-cell>
          <table:table-cell table:style-name="Tabla3.B6" office:value-type="string">
            <text:p text:style-name="P75"><text:span text:style-name="Source_20_Text"><text:span text:style-name="T41">X*?</text:span></text:span></text:p>
          </table:table-cell>
          <table:table-cell table:style-name="Tabla3.C6" office:value-type="string">
            <text:p text:style-name="P75"><text:span text:style-name="Source_20_Text"><text:span text:style-name="T41">X*+</text:span></text:span></text:p>
          </table:table-cell>
          <table:table-cell table:style-name="Tabla3.D6" office:value-type="string">
            <text:p text:style-name="P75"><text:span text:style-name="Source_20_Text"><text:span text:style-name="T41">X</text:span></text:span><text:span text:style-name="T41">, </text:span><text:span text:style-name="T43">0-*</text:span></text:p>
          </table:table-cell>
        </table:table-row>
        <table:table-row>
          <table:table-cell table:style-name="Tabla3.A6" office:value-type="string">
            <text:p text:style-name="P75"><text:span text:style-name="Source_20_Text"><text:span text:style-name="T41">X+</text:span></text:span></text:p>
          </table:table-cell>
          <table:table-cell table:style-name="Tabla3.B6" office:value-type="string">
            <text:p text:style-name="P75"><text:span text:style-name="Source_20_Text"><text:span text:style-name="T41">X+?</text:span></text:span></text:p>
          </table:table-cell>
          <table:table-cell table:style-name="Tabla3.C6" office:value-type="string">
            <text:p text:style-name="P75"><text:span text:style-name="Source_20_Text"><text:span text:style-name="T41">X++</text:span></text:span></text:p>
          </table:table-cell>
          <table:table-cell table:style-name="Tabla3.D6" office:value-type="string">
            <text:p text:style-name="P75"><text:span text:style-name="Source_20_Text"><text:span text:style-name="T41">X</text:span></text:span><text:span text:style-name="T41">, </text:span><text:span text:style-name="T43">1-*</text:span></text:p>
          </table:table-cell>
        </table:table-row>
        <table:table-row>
          <table:table-cell table:style-name="Tabla3.A6" office:value-type="string">
            <text:p text:style-name="P75"><text:span text:style-name="Source_20_Text"><text:span text:style-name="T41">X{n}</text:span></text:span></text:p>
          </table:table-cell>
          <table:table-cell table:style-name="Tabla3.B6" office:value-type="string">
            <text:p text:style-name="P75"><text:span text:style-name="Source_20_Text"><text:span text:style-name="T41">X{n}?</text:span></text:span></text:p>
          </table:table-cell>
          <table:table-cell table:style-name="Tabla3.C6" office:value-type="string">
            <text:p text:style-name="P75"><text:span text:style-name="Source_20_Text"><text:span text:style-name="T41">X{n}+</text:span></text:span></text:p>
          </table:table-cell>
          <table:table-cell table:style-name="Tabla3.D6" office:value-type="string">
            <text:p text:style-name="P75"><text:span text:style-name="Source_20_Text"><text:span text:style-name="T41">X</text:span></text:span><text:span text:style-name="T41">, </text:span><text:span text:style-name="T43">exactament n vegades</text:span></text:p>
          </table:table-cell>
        </table:table-row>
        <table:table-row>
          <table:table-cell table:style-name="Tabla3.A6" office:value-type="string">
            <text:p text:style-name="P75"><text:span text:style-name="Source_20_Text"><text:span text:style-name="T41">X{n,}</text:span></text:span></text:p>
          </table:table-cell>
          <table:table-cell table:style-name="Tabla3.B6" office:value-type="string">
            <text:p text:style-name="P75"><text:span text:style-name="Source_20_Text"><text:span text:style-name="T41">X{n,}?</text:span></text:span></text:p>
          </table:table-cell>
          <table:table-cell table:style-name="Tabla3.C6" office:value-type="string">
            <text:p text:style-name="P75"><text:span text:style-name="Source_20_Text"><text:span text:style-name="T41">X{n,}+</text:span></text:span></text:p>
          </table:table-cell>
          <table:table-cell table:style-name="Tabla3.D6" office:value-type="string">
            <text:p text:style-name="P75"><text:span text:style-name="Source_20_Text"><text:span text:style-name="T41">X</text:span></text:span><text:span text:style-name="T41">, </text:span><text:span text:style-name="T43">almenys n vegades</text:span></text:p>
          </table:table-cell>
        </table:table-row>
        <table:table-row>
          <table:table-cell table:style-name="Tabla3.A7" office:value-type="string">
            <text:p text:style-name="P75"><text:span text:style-name="Source_20_Text"><text:span text:style-name="T41">X{n,m}</text:span></text:span></text:p>
          </table:table-cell>
          <table:table-cell table:style-name="Tabla3.B7" office:value-type="string">
            <text:p text:style-name="P75"><text:span text:style-name="Source_20_Text"><text:span text:style-name="T41">X{n,m}?</text:span></text:span></text:p>
          </table:table-cell>
          <table:table-cell table:style-name="Tabla3.C7" office:value-type="string">
            <text:p text:style-name="P75"><text:span text:style-name="Source_20_Text"><text:span text:style-name="T41">X{n,m}+</text:span></text:span></text:p>
          </table:table-cell>
          <table:table-cell table:style-name="Tabla3.D7" office:value-type="string">
            <text:p text:style-name="P75"><text:span text:style-name="Source_20_Text"><text:span text:style-name="T41">X</text:span></text:span><text:span text:style-name="T41">, </text:span><text:span text:style-name="T43">entre n i m vegades, ambdues incloses</text:span></text:p>
          </table:table-cell>
        </table:table-row>
      </table:table>
      <text:h text:style-name="Heading_20_2" text:outline-level="2"><text:span text:style-name="T7">Delimitadors de contorn</text:span></text:h>
      <text:p text:style-name="P45"><text:span text:style-name="T29">Serveixen per fer verificacions sobre la ubicació.</text:span></text:p>
      <table:table table:name="Tabla5" table:style-name="Tabla5">
        <table:table-column table:style-name="Tabla5.A"/>
        <table:table-column table:style-name="Tabla5.B"/>
        <table:table-row>
          <table:table-cell table:style-name="Tabla5.A1" office:value-type="string">
            <text:p text:style-name="P11"><text:bookmark text:name="h26"/><text:bookmark text:name="h25"/><text:span text:style-name="T59">Expressió</text:span></text:p>
          </table:table-cell>
          <table:table-cell table:style-name="Tabla5.B1" office:value-type="string">
            <text:p text:style-name="P7">Descri<text:span text:style-name="T59">pció</text:span></text:p>
          </table:table-cell>
        </table:table-row>
        <table:table-row>
          <table:table-cell table:style-name="Tabla5.A8" office:value-type="string">
            <text:p text:style-name="P74"><text:span text:style-name="Source_20_Text"><text:span text:style-name="T41">^</text:span></text:span></text:p>
          </table:table-cell>
          <table:table-cell table:style-name="Tabla5.B8" office:value-type="string">
            <text:p text:style-name="P72"><text:span text:style-name="T59">Inici de línia</text:span></text:p>
          </table:table-cell>
        </table:table-row>
        <table:table-row>
          <table:table-cell table:style-name="Tabla5.A8" office:value-type="string">
            <text:p text:style-name="P74"><text:span text:style-name="Source_20_Text"><text:span text:style-name="T41">$</text:span></text:span></text:p>
          </table:table-cell>
          <table:table-cell table:style-name="Tabla5.B8" office:value-type="string">
            <text:p text:style-name="P72"><text:span text:style-name="T59">Final de línia</text:span></text:p>
          </table:table-cell>
        </table:table-row>
        <table:table-row>
          <table:table-cell table:style-name="Tabla5.A8" office:value-type="string">
            <text:p text:style-name="P74"><text:span text:style-name="Source_20_Text"><text:span text:style-name="T41">\b</text:span></text:span></text:p>
          </table:table-cell>
          <table:table-cell table:style-name="Tabla5.B8" office:value-type="string">
            <text:p text:style-name="P72"><text:span text:style-name="T59">Contorn de paraula</text:span></text:p>
          </table:table-cell>
        </table:table-row>
        <table:table-row>
          <table:table-cell table:style-name="Tabla5.A8" office:value-type="string">
            <text:p text:style-name="P74"><text:span text:style-name="Source_20_Text"><text:span text:style-name="T41">\B</text:span></text:span></text:p>
          </table:table-cell>
          <table:table-cell table:style-name="Tabla5.B8" office:value-type="string">
            <text:p text:style-name="P72"><text:span text:style-name="T59">No contorn de paraula</text:span></text:p>
          </table:table-cell>
        </table:table-row>
        <table:table-row>
          <table:table-cell table:style-name="Tabla5.A8" office:value-type="string">
            <text:p text:style-name="P74"><text:span text:style-name="Source_20_Text"><text:span text:style-name="T41">\A</text:span></text:span></text:p>
          </table:table-cell>
          <table:table-cell table:style-name="Tabla5.B8" office:value-type="string">
            <text:p text:style-name="P72"><text:span text:style-name="T59">Inici de l'entrada</text:span></text:p>
          </table:table-cell>
        </table:table-row>
        <table:table-row>
          <table:table-cell table:style-name="Tabla5.A8" office:value-type="string">
            <text:p text:style-name="P74"><text:span text:style-name="Source_20_Text"><text:span text:style-name="T41">\G</text:span></text:span></text:p>
          </table:table-cell>
          <table:table-cell table:style-name="Tabla5.B8" office:value-type="string">
            <text:p text:style-name="P72"><text:span text:style-name="T59">Final de la coincidència anterior</text:span></text:p>
          </table:table-cell>
        </table:table-row>
        <table:table-row>
          <table:table-cell table:style-name="Tabla5.A8" office:value-type="string">
            <text:p text:style-name="P74"><text:span text:style-name="Source_20_Text"><text:span text:style-name="T41">\Z</text:span></text:span></text:p>
          </table:table-cell>
          <table:table-cell table:style-name="Tabla5.B8" office:value-type="string">
            <text:p text:style-name="P70"><text:span text:style-name="T59">Final de l'entrada, excepte pel terminador final, si és el cas</text:span></text:p>
          </table:table-cell>
        </table:table-row>
        <table:table-row>
          <table:table-cell table:style-name="Tabla5.A9" office:value-type="string">
            <text:p text:style-name="P74"><text:span text:style-name="Source_20_Text"><text:span text:style-name="T41">\z</text:span></text:span></text:p>
          </table:table-cell>
          <table:table-cell table:style-name="Tabla5.B9" office:value-type="string">
            <text:p text:style-name="P72"><text:span text:style-name="T59">Final de l'entrada</text:span></text:p>
          </table:table-cell>
        </table:table-row>
      </table:table>
      <text:p text:style-name="P45"><text:soft-page-break/><text:span text:style-name="T29"/></text:p>
      <text:h text:style-name="P13" text:outline-level="1"><text:span text:style-name="T31">Mètodes de la classe Pattern</text:span></text:h>
      <text:h text:style-name="Heading_20_2" text:outline-level="2"><text:span text:style-name="T7">Pattern amb flags</text:span></text:h>
      <text:p text:style-name="P46"><text:span text:style-name="T30">La classe </text:span><text:span text:style-name="ressaltat_5f_vermell"><text:span text:style-name="T60">Pattern</text:span></text:span><text:span text:style-name="T30"> admet un mètode </text:span><text:span text:style-name="ressaltat_5f_vermell"><text:span text:style-name="T60">compile()</text:span></text:span><text:span text:style-name="T30"> que permet especificar modificadors (</text:span><text:span text:style-name="T23">flags</text:span><text:span text:style-name="T30">) al seu comportament.</text:span></text:p>
      <text:p text:style-name="codi"><text:span text:style-name="T7">final int flags = Pattern.CASE_INSENSITIVE | Pattern.UNICODE_CASE;</text:span></text:p>
      <text:p text:style-name="codi">Pattern pattern = Pattern.compile("aa", flags);</text:p>
      <text:p text:style-name="P46"><text:span text:style-name="T30">El paràmetre de flags és una màscara de bits que pot incloure els camps </text:span><text:span text:style-name="T23">public static</text:span><text:span text:style-name="T30"> <text:s/>de la classe:</text:span></text:p>
      <text:list xml:id="list40370202" text:continue-list="list37223993" text:style-name="L1">
        <text:list-item>
          <text:p text:style-name="P68"><text:span text:style-name="ressaltat_5f_vermell"><text:span text:style-name="T35">Pattern.CANON_EQ</text:span></text:span><text:span text:style-name="Source_20_Text"><text:span text:style-name="T48">.</text:span></text:span><text:span text:style-name="T10"> Habilita l'equivalència canònica. Per defecte està desactivat.</text:span></text:p>
        </text:list-item>
      </text:list>
      <text:list xml:id="list38412531" text:style-name="L5">
        <text:list-item>
          <text:p text:style-name="P65"><text:span text:style-name="ressaltat_5f_vermell"><text:span text:style-name="T33">Pattern.CASE_INSENSITIVE</text:span></text:span><text:span text:style-name="Source_20_Text"><text:span text:style-name="T47">.</text:span></text:span><text:span text:style-name="T47"> </text:span><text:span text:style-name="T48">Habilita la distinció entre majúscules i minúscules assumint que s'està utilitzant el joc de caràcters </text:span><text:span text:style-name="T47">US-ASCII. </text:span></text:p>
        </text:list-item>
        <text:list-item>
          <text:p text:style-name="P66"><text:span text:style-name="ressaltat_5f_vermell"><text:span text:style-name="T33">Pattern.COMMENTS</text:span></text:span><text:span text:style-name="Source_20_Text"><text:span text:style-name="T47">.</text:span></text:span><text:span text:style-name="T47"> </text:span><text:span text:style-name="T48">Permet espais en blanc i comentaris en el patró</text:span></text:p>
        </text:list-item>
        <text:list-item>
          <text:p text:style-name="P66"><text:span text:style-name="ressaltat_5f_vermell"><text:span text:style-name="T33">Pattern.DOTALL</text:span></text:span><text:span text:style-name="Source_20_Text"><text:span text:style-name="T47">.</text:span></text:span><text:span text:style-name="T47"> </text:span><text:span text:style-name="T48">Per defecte desactivat. Si s'activa, habilita que el punt (.) accepti, a més de <text:s/>qualsevol caràcter, el terminador de línia.</text:span><text:span text:style-name="T47"> </text:span></text:p>
        </text:list-item>
        <text:list-item>
          <text:p text:style-name="P66"><text:span text:style-name="ressaltat_5f_vermell"><text:span text:style-name="T33">Pattern.LITERAL</text:span></text:span><text:span text:style-name="Source_20_Text"><text:span text:style-name="T47">.</text:span></text:span><text:span text:style-name="T47"> </text:span><text:span text:style-name="T48">Habilita que el patró sigui considerat com a un literal de caràcters, eliminant el significat especials dels seus metacaràcters i seqüències d'escapament. Els flags <text:s/></text:span><text:span text:style-name="Source_20_Text"><text:span text:style-name="T48">CASE_INSENSITIVE</text:span></text:span><text:span text:style-name="T48"> i </text:span><text:span text:style-name="Source_20_Text"><text:span text:style-name="T48">UNICODE_CASE matenen, però, </text:span></text:span><text:span text:style-name="Source_20_Text"><text:span text:style-name="T49">e</text:span></text:span><text:span text:style-name="Source_20_Text"><text:span text:style-name="T48">l seu efecte.</text:span></text:span></text:p>
        </text:list-item>
        <text:list-item>
          <text:p text:style-name="P65"><text:span text:style-name="ressaltat_5f_vermell"><text:span text:style-name="T33">Pattern.MULTILINE</text:span></text:span><text:span text:style-name="Source_20_Text"><text:span text:style-name="T47">.</text:span></text:span><text:span text:style-name="T47"> </text:span><text:span text:style-name="T49">Habilita el mode multilinía. Per defecte està desactivat. </text:span><text:span text:style-name="T47"><text:s/></text:span></text:p>
        </text:list-item>
        <text:list-item>
          <text:p text:style-name="P67"><text:span text:style-name="ressaltat_5f_vermell"><text:span text:style-name="T33">Pattern.UNICODE_CASE</text:span></text:span><text:span text:style-name="Source_20_Text"><text:span text:style-name="T47">.</text:span></text:span><text:span text:style-name="T47"> </text:span><text:span text:style-name="T49">Habilita mode UNICODE per treballar en combinació amb el flag </text:span><text:span text:style-name="Source_20_Text"><text:span text:style-name="T49">CASE_INSENSITIVE.</text:span></text:span></text:p>
        </text:list-item>
        <text:list-item>
          <text:p text:style-name="P64"><text:span text:style-name="ressaltat_5f_vermell"><text:span text:style-name="T33">Pattern.UNIX_LINES</text:span></text:span><text:span text:style-name="Source_20_Text"><text:span text:style-name="T47">.</text:span></text:span><text:span text:style-name="T47"> </text:span><text:span text:style-name="T50">Habilita els canvis de línia a l'estil Unix ('\n').</text:span></text:p>
        </text:list-item>
      </text:list>
      <text:p text:style-name="P48"><text:span text:style-name="T11">És possible habilitar alguns </text:span><text:span text:style-name="T24">flags</text:span><text:span text:style-name="T11"> amb </text:span><text:span text:style-name="T20">expressions incloses als patrons</text:span><text:span text:style-name="T11">:</text:span></text:p>
      <table:table table:name="Tabla6" table:style-name="Tabla6">
        <table:table-column table:style-name="Tabla6.A"/>
        <table:table-column table:style-name="Tabla6.B"/>
        <table:table-row>
          <table:table-cell table:style-name="Tabla6.A1" office:value-type="string">
            <text:p text:style-name="P6"><text:span text:style-name="T61">Flag</text:span></text:p>
          </table:table-cell>
          <table:table-cell table:style-name="Tabla6.B1" office:value-type="string">
            <text:p text:style-name="P6"><text:span text:style-name="T61">Expressió</text:span></text:p>
          </table:table-cell>
        </table:table-row>
        <table:table-row>
          <table:table-cell table:style-name="Tabla6.A8" office:value-type="string">
            <text:p text:style-name="P69"><text:span text:style-name="Source_20_Text"><text:span text:style-name="T40">Pattern.CANON_EQ</text:span></text:span></text:p>
          </table:table-cell>
          <table:table-cell table:style-name="Tabla6.B8" office:value-type="string">
            <text:p text:style-name="P73"><text:span text:style-name="T61">Cap</text:span></text:p>
          </table:table-cell>
        </table:table-row>
        <table:table-row>
          <table:table-cell table:style-name="Tabla6.A8" office:value-type="string">
            <text:p text:style-name="P69"><text:span text:style-name="Source_20_Text"><text:span text:style-name="T40">Pattern.CASE_INSENSITIVE</text:span></text:span></text:p>
          </table:table-cell>
          <table:table-cell table:style-name="Tabla6.B8" office:value-type="string">
            <text:p text:style-name="P69"><text:span text:style-name="Source_20_Text"><text:span text:style-name="T40">(?i)</text:span></text:span></text:p>
          </table:table-cell>
        </table:table-row>
        <table:table-row>
          <table:table-cell table:style-name="Tabla6.A8" office:value-type="string">
            <text:p text:style-name="P69"><text:span text:style-name="Source_20_Text"><text:span text:style-name="T40">Pattern.COMMENTS</text:span></text:span></text:p>
          </table:table-cell>
          <table:table-cell table:style-name="Tabla6.B8" office:value-type="string">
            <text:p text:style-name="P69"><text:span text:style-name="Source_20_Text"><text:span text:style-name="T40">(?x)</text:span></text:span></text:p>
          </table:table-cell>
        </table:table-row>
        <table:table-row>
          <table:table-cell table:style-name="Tabla6.A8" office:value-type="string">
            <text:p text:style-name="P69"><text:span text:style-name="Source_20_Text"><text:span text:style-name="T40">Pattern.MULTILINE</text:span></text:span></text:p>
          </table:table-cell>
          <table:table-cell table:style-name="Tabla6.B8" office:value-type="string">
            <text:p text:style-name="P69"><text:span text:style-name="Source_20_Text"><text:span text:style-name="T40">(?m)</text:span></text:span></text:p>
          </table:table-cell>
        </table:table-row>
        <table:table-row>
          <table:table-cell table:style-name="Tabla6.A8" office:value-type="string">
            <text:p text:style-name="P69"><text:span text:style-name="Source_20_Text"><text:span text:style-name="T40">Pattern.DOTALL</text:span></text:span></text:p>
          </table:table-cell>
          <table:table-cell table:style-name="Tabla6.B8" office:value-type="string">
            <text:p text:style-name="P69"><text:span text:style-name="Source_20_Text"><text:span text:style-name="T40">(?s)</text:span></text:span></text:p>
          </table:table-cell>
        </table:table-row>
        <table:table-row>
          <table:table-cell table:style-name="Tabla6.A8" office:value-type="string">
            <text:p text:style-name="P69"><text:span text:style-name="Source_20_Text"><text:span text:style-name="T40">Pattern.LITERAL</text:span></text:span></text:p>
          </table:table-cell>
          <table:table-cell table:style-name="Tabla6.B8" office:value-type="string">
            <text:p text:style-name="P73"><text:span text:style-name="T61">Cap</text:span></text:p>
          </table:table-cell>
        </table:table-row>
        <table:table-row>
          <table:table-cell table:style-name="Tabla6.A8" office:value-type="string">
            <text:p text:style-name="P69"><text:span text:style-name="Source_20_Text"><text:span text:style-name="T40">Pattern.UNICODE_CASE</text:span></text:span></text:p>
          </table:table-cell>
          <table:table-cell table:style-name="Tabla6.B8" office:value-type="string">
            <text:p text:style-name="P69"><text:span text:style-name="Source_20_Text"><text:span text:style-name="T40">(?u)</text:span></text:span></text:p>
          </table:table-cell>
        </table:table-row>
        <table:table-row>
          <table:table-cell table:style-name="Tabla6.A9" office:value-type="string">
            <text:p text:style-name="P69"><text:span text:style-name="Source_20_Text"><text:span text:style-name="T40">Pattern.UNIX_LINES</text:span></text:span></text:p>
          </table:table-cell>
          <table:table-cell table:style-name="Tabla6.B9" office:value-type="string">
            <text:p text:style-name="P69"><text:span text:style-name="Source_20_Text"><text:span text:style-name="T40">(?d)</text:span></text:span></text:p>
          </table:table-cell>
        </table:table-row>
      </table:table>
      <text:h text:style-name="Heading_20_2" text:outline-level="2"><text:span text:style-name="T8">Mètode </text:span><text:span text:style-name="T12">Pattern</text:span><text:span text:style-name="T8">.match</text:span><text:span text:style-name="T13">es</text:span><text:span text:style-name="T8">(</text:span><text:span text:style-name="T12">String</text:span><text:span text:style-name="T8">)</text:span></text:h>
      <text:p text:style-name="codi">String regexp = "\\d";</text:p>
      <text:p text:style-name="codi"><text:span text:style-name="T8">String </text:span><text:span text:style-name="T8">s</text:span><text:span text:style-name="T8"> = </text:span>"1";</text:p>
      <text:p text:style-name="codi"><text:span text:style-name="T8">boolean b = </text:span><text:span text:style-name="Source_20_Text">Pattern.matches(s,regexp)</text:span> //<text:span text:style-name="T62">b=true</text:span></text:p>
      <text:p text:style-name="P47"><text:span text:style-name="T60"/></text:p>
      <text:h text:style-name="Heading_20_2" text:outline-level="2"><text:soft-page-break/>Mètode Pattern.split(String)</text:h>
      <text:p text:style-name="P19"><text:span text:style-name="T62">Aquest mètode d'instància de la classe Pattern retorna un array de String amb un element per cada fragment en què queda dividida la cadena original per les coincidències amb el patró.</text:span></text:p>
      <text:p text:style-name="P3">import java.util.regex.Pattern;</text:p>
      <text:p text:style-name="P3">import java.util.regex.Matcher;</text:p>
      <text:p text:style-name="P3"/>
      <text:p text:style-name="P3">public class SplitDemo {</text:p>
      <text:p text:style-name="P3"/>
      <text:p text:style-name="P3"><text:s text:c="4"/>private static final String REGEX = ":";</text:p>
      <text:p text:style-name="P4"><text:s text:c="4"/>private static final String INPUT = "one:two:three:four:five";</text:p>
      <text:p text:style-name="P4"><text:s text:c="3"/></text:p>
      <text:p text:style-name="P3"><text:s text:c="4"/>public static void main(String[] args) {</text:p>
      <text:p text:style-name="P3"><text:s text:c="8"/>Pattern p = Pattern.compile(REGEX);</text:p>
      <text:p text:style-name="P3"><text:s text:c="8"/>String[] items = p.split(INPUT);</text:p>
      <text:p text:style-name="P3"><text:s text:c="8"/>for(String s : items) {</text:p>
      <text:p text:style-name="P3"><text:s text:c="12"/>System.out.println(s);</text:p>
      <text:p text:style-name="P3"><text:s text:c="8"/>}</text:p>
      <text:p text:style-name="P3"><text:s text:c="4"/>}</text:p>
      <text:p text:style-name="P3">}</text:p>
      <text:p text:style-name="P56"><text:span text:style-name="T62">La sortida de l'exemple anterior seria:</text:span></text:p>
      <text:p text:style-name="P3">one</text:p>
      <text:p text:style-name="P3">two</text:p>
      <text:p text:style-name="P3">three</text:p>
      <text:p text:style-name="P3">four</text:p>
      <text:p text:style-name="P3">five</text:p>
      <text:p text:style-name="P56"/>
      <text:h text:style-name="Heading_20_2" text:outline-level="2">public static String quote(String s)</text:h>
      <text:p text:style-name="P57"><text:span text:style-name="T63">Retorna un String que es pot utilitzar per crear un patró que concordi amb la cadena passada com a paràmetre. Si aquesta conté metacaràcters o caràcters d'escapament, perden el seu significat.</text:span></text:p>
      <text:p text:style-name="codi">String cadena = “abc123ef45”;</text:p>
      <text:p text:style-name="codi">String patro = Pattern.quote(cadena);</text:p>
      <text:p text:style-name="Text_20_body"/>
      <text:h text:style-name="Heading_20_1" text:outline-level="1">Mètodes de la classe String <text:span text:style-name="T74">per verificar patrons</text:span></text:h>
      <text:p text:style-name="P49"><text:span text:style-name="T64">La classe String també conté mètodes per treballar amb expressions regulars i aplicar patrons.</text:span></text:p>
      <text:h text:style-name="Heading_20_2" text:outline-level="2"><text:span text:style-name="T66">p</text:span>ublic boolean matches(String regexp)</text:h>
      <text:p text:style-name="P50"><text:span text:style-name="T65">Verifica si la cadena encaixa amb l'expressió regular passada com a paràmetre.</text:span></text:p>
      <text:p text:style-name="P58"><text:span text:style-name="T51">La invocació </text:span><text:span text:style-name="ressaltat_5f_vermell">str.matches(regex)</text:span><text:span text:style-name="T65"> </text:span><text:span text:style-name="T51">és equivalent a </text:span><text:span text:style-name="ressaltat_5f_vermell">Pattern.matches(regex, str)</text:span><text:span text:style-name="Source_20_Text"><text:span text:style-name="T51">.</text:span></text:span></text:p>
      <text:p text:style-name="P49"><text:span text:style-name="T64"/></text:p>
      <text:h text:style-name="Heading_20_2" text:outline-level="2"><text:soft-page-break/>public String [] split(String regexp, int limit=0)</text:h>
      <text:p text:style-name="P51"><text:span text:style-name="T66">Divideix la cadena utilitzant com a divisors els caràcters que encaixen amb l'expressió regular, amb el límit de blocs indicat. Si s'invoca sense el segon paràmetre, es considera 0.</text:span></text:p>
      <text:p text:style-name="P59"><text:span text:style-name="T52">La invocació </text:span><text:span text:style-name="ressaltat_5f_vermell">str.split(regex, n)</text:span><text:span text:style-name="T66"> </text:span><text:span text:style-name="T52">equival a <text:s/></text:span><text:span text:style-name="ressaltat_5f_vermell">Pattern.compile(regex).split(str, n)</text:span><text:span text:style-name="T52">.</text:span></text:p>
      <text:h text:style-name="Heading_20_2" text:outline-level="2">public String replace(CharSequence target,CharSequence replacement)</text:h>
      <text:p text:style-name="P52"><text:span text:style-name="T67">Reemplaça cada subcadena que encaixi amb el literal </text:span><text:span text:style-name="T53">target</text:span><text:span text:style-name="T67"> amb el literal </text:span><text:span text:style-name="T53">replacement</text:span><text:span text:style-name="T67">, procedint des del començament de la cadena fins al final.</text:span></text:p>
      <text:p text:style-name="P52"><text:span text:style-name="T67"/></text:p>
      <text:h text:style-name="Heading_20_1" text:outline-level="1">Mètodes de la classe Matcher</text:h>
      <text:p text:style-name="P53"><text:span text:style-name="T68"/></text:p>
      <text:h text:style-name="P14" text:outline-level="2"><text:span text:style-name="T68">Mètodes d'índex</text:span></text:h>
      <text:p text:style-name="P18">Informen de la posició on s'ha trobat la coincidència.</text:p>
      <text:list xml:id="list39361766" text:style-name="L9">
        <text:list-item>
          <text:p><text:span text:style-name="ressaltat_5f_vermell"><text:span text:style-name="T33">public int start()</text:span></text:span>: <text:span text:style-name="T68">posició inicial de la coincidència anterior.</text:span></text:p>
        </text:list-item>
        <text:list-item>
          <text:p text:style-name="P21"><text:span text:style-name="ressaltat_5f_vermell"><text:span text:style-name="T33">public int start(int group)</text:span></text:span>: <text:span text:style-name="T68">posició inicial de la subseqüència capturada pel grup donat durant l'anterior operació de comprovació.</text:span></text:p>
        </text:list-item>
        <text:list-item>
          <text:p><text:span text:style-name="ressaltat_5f_vermell"><text:span text:style-name="T33">public int end()</text:span></text:span>: <text:span text:style-name="T68">desplaçament des del darrer caràcter de la darrera verificació</text:span>.</text:p>
        </text:list-item>
        <text:list-item>
          <text:p text:style-name="P21"><text:span text:style-name="ressaltat_5f_vermell"><text:span text:style-name="T33">public int end(int group)</text:span></text:span>: <text:span text:style-name="T68">desplaçament des del darrer caràcter de la subseqüència capturada pel grup donat durant l'anterior operació de comprovació.</text:span></text:p>
        </text:list-item>
      </text:list>
      <text:p text:style-name="P18"/>
      <text:h text:style-name="P15" text:outline-level="2"><text:span text:style-name="T77">Mètodes d'anàlisi</text:span></text:h>
      <text:p text:style-name="P20"><text:span text:style-name="T68">Informen si la cadena d'ajusta al patró.</text:span></text:p>
      <text:list xml:id="list39395828" text:style-name="L10">
        <text:list-item>
          <text:p text:style-name="P28"><text:span text:style-name="ressaltat_5f_vermell"><text:span text:style-name="T33">public boolean lookingAt()</text:span></text:span><text:span text:style-name="T8">: </text:span><text:span text:style-name="T14">Intenta verificar contra el patró la seqüència començant per començament de la regió. Retorna true si i només si un prefix de la seqüència entrada encaixa amb el patró</text:span></text:p>
        </text:list-item>
        <text:list-item>
          <text:p text:style-name="P22"><text:span text:style-name="ressaltat_5f_vermell"><text:span text:style-name="T33">public boolean find()</text:span></text:span>: <text:span text:style-name="T69">Intenta trobar la següent subseqüència que encaixa amb el patró.</text:span></text:p>
        </text:list-item>
        <text:list-item>
          <text:p text:style-name="P22"><text:span text:style-name="ressaltat_5f_vermell"><text:span text:style-name="T33">public boolean find(int start)</text:span></text:span>: <text:span text:style-name="T69">Reinicia el </text:span><text:span text:style-name="T54">matcher</text:span><text:span text:style-name="T69"> <text:s/>i intenta trobar la següent subseqüència que encaixa amb el patró, començant a l'índex especificat.</text:span></text:p>
        </text:list-item>
        <text:list-item>
          <text:p text:style-name="P22"><text:span text:style-name="ressaltat_5f_vermell"><text:span text:style-name="T33">public boolean matches()</text:span></text:span>: <text:span text:style-name="T69">Intenta verificar tota la regió contra el patró.</text:span></text:p>
        </text:list-item>
      </text:list>
      <text:p text:style-name="P18"/>
      <text:h text:style-name="P15" text:outline-level="2"><text:span text:style-name="T77">Mètodes de reemplaçament</text:span></text:h>
      <text:p><text:span text:style-name="T70">Són útils per reemplaçar text en una cadena.</text:span></text:p>
      <text:list xml:id="list39470361" text:style-name="L11">
        <text:list-item>
          <text:p text:style-name="P23"><text:span text:style-name="ressaltat_5f_vermell"><text:span text:style-name="T33">public Matcher appendReplacement(StringBuffer sb, String replacement)</text:span></text:span></text:p>
        </text:list-item>
      </text:list>
      <text:p text:style-name="codi"><text:s/>Pattern p = Pattern.compile("cat");</text:p>
      <text:p text:style-name="codi"><text:s/>Matcher m = p.matcher("one cat two cats in the yard");</text:p>
      <text:p text:style-name="codi"><text:soft-page-break/><text:s/>StringBuffer sb = new StringBuffer();</text:p>
      <text:p text:style-name="codi"><text:s/>while (m.find()) {</text:p>
      <text:p text:style-name="codi"><text:s text:c="5"/>m.appendReplacement(sb, "dog");</text:p>
      <text:p text:style-name="codi"><text:s/>}</text:p>
      <text:p text:style-name="codi"><text:s/>m.appendTail(sb);</text:p>
      <text:p text:style-name="codi"><text:s/>System.out.println(sb.toString()); //<text:span text:style-name="T71">one dog two dogs in the yard</text:span></text:p>
      <text:list xml:id="list40360308" text:continue-numbering="true" text:style-name="L11">
        <text:list-item>
          <text:p text:style-name="P29"><text:span text:style-name="ressaltat_5f_vermell"><text:span text:style-name="T33">public StringBuffer appendTail(StringBuffer sb)</text:span></text:span><text:span text:style-name="ressaltat_5f_vermell"><text:span text:style-name="T37">: </text:span></text:span><text:span text:style-name="ressaltat_5f_vermell"><text:span text:style-name="T39">S'utilitza després de appendReplacement() per afegir el que queda de la seqüència d'entrada.</text:span></text:span></text:p>
        </text:list-item>
        <text:list-item>
          <text:p text:style-name="P23"><text:span text:style-name="ressaltat_5f_vermell"><text:span text:style-name="T33">public String replaceAll(String replacement)</text:span></text:span>: <text:span text:style-name="T72">Reemplaça totes les ocurrències de la cadena entrada que encaixa amb el patró per la cadena donada replacement.</text:span></text:p>
        </text:list-item>
        <text:list-item>
          <text:p text:style-name="P23"><text:span text:style-name="ressaltat_5f_vermell"><text:span text:style-name="T33">public String replaceFirst(String replacement)</text:span></text:span>: <text:span text:style-name="T72">Reemplaça la primera ocurrència de la seqüència d'entrada que encaixa amb el patró per la cadena donada.</text:span></text:p>
        </text:list-item>
        <text:list-item>
          <text:p text:style-name="P23"><text:span text:style-name="ressaltat_5f_vermell"><text:span text:style-name="T33">public static String quoteReplacement(String s)</text:span></text:span>: <text:span text:style-name="T73">Retorna un literal que es pot utilitzar com a literal de reemplaçament per al mètode</text:span> appendReplacement<text:span text:style-name="T73">().</text:span></text:p>
        </text:list-item>
      </text:list>
      <text:p text:style-name="P18"><text:span text:style-name="T73"/></text:p>
      <text:h text:style-name="Heading_20_1" text:outline-level="1"><text:span text:style-name="T74">Mètodes de la classe String per fer reemplaçaments</text:span></text:h>
      <text:list xml:id="list39610667" text:style-name="L12">
        <text:list-item>
          <text:p text:style-name="P30"><text:span text:style-name="ressaltat_5f_vermell"><text:span text:style-name="T33">public String replaceFirst(String regex, String replacement)</text:span></text:span><text:span text:style-name="T8">: </text:span><text:span text:style-name="T15">Reemplaça el primer substring que s'ajusta a l'expressió regular amb la cadena replacement especificada. La invocació </text:span><text:span text:style-name="ressaltat_5f_vermell">str.replaceFirst(regex, repl)</text:span><text:span text:style-name="T8"> </text:span><text:span text:style-name="T15">equival a </text:span><text:span text:style-name="T8"><text:s/></text:span><text:span text:style-name="ressaltat_5f_vermell">Pattern.compile(regex).matcher(str).replaceFirst(repl)</text:span><text:span text:style-name="T8">.</text:span></text:p>
        </text:list-item>
        <text:list-item>
          <text:p text:style-name="P25"><text:span text:style-name="ressaltat_5f_vermell"><text:span text:style-name="T33">public String replaceAll(String regex, String replacement)</text:span></text:span>: <text:span text:style-name="T74">Reemplaça cada substring que s'ajusta a l'expressió regular amb la cadena replacement especificada. La invocació </text:span><text:span text:style-name="ressaltat_5f_vermell">str.replace</text:span><text:span text:style-name="ressaltat_5f_vermell"><text:span text:style-name="T74">All</text:span></text:span><text:span text:style-name="ressaltat_5f_vermell">(regex, repl)</text:span> <text:span text:style-name="T74">equival a</text:span> <text:span text:style-name="ressaltat_5f_vermell">Pattern.compile(regex).matcher(str).replace</text:span><text:span text:style-name="ressaltat_5f_vermell"><text:span text:style-name="T74">All</text:span></text:span><text:span text:style-name="ressaltat_5f_vermell">(repl)</text:span>.</text:p>
        </text:list-item>
      </text:list>
      <text:p text:style-name="P24"/>
      <text:h text:style-name="Heading_20_1" text:outline-level="1"><text:span text:style-name="T75">Mètodes de la classe</text:span> PatternSyntaxException</text:h>
      <text:p text:style-name="P26"><text:span text:style-name="T75">PatternSyntaxException és una excepció no verificada que indica un error en un patró d'expressió regular. Proporciona els següents mètodes per informar de l'error:</text:span></text:p>
      <text:list xml:id="list39671714" text:style-name="L13">
        <text:list-item>
          <text:p><text:span text:style-name="ressaltat_5f_vermell"><text:span text:style-name="T33">public String getDescription()</text:span></text:span>: <text:span text:style-name="T75">Retorna la descripció de l'error.</text:span></text:p>
        </text:list-item>
        <text:list-item>
          <text:p><text:span text:style-name="ressaltat_5f_vermell"><text:span text:style-name="T33">public int getIndex()</text:span></text:span>: <text:span text:style-name="T75">Retorna la posició on s'ha produït l'error.</text:span></text:p>
        </text:list-item>
        <text:list-item>
          <text:p><text:span text:style-name="ressaltat_5f_vermell"><text:span text:style-name="T33">public String getPattern()</text:span></text:span>: <text:span text:style-name="T75">Retorna el patró d'expressió regular que ha produït l'error</text:span>.</text:p>
        </text:list-item>
        <text:list-item>
          <text:p text:style-name="P27"><text:span text:style-name="ressaltat_5f_vermell"><text:span text:style-name="T33">public String getMessage()</text:span></text:span>: <text:span text:style-name="T75">Retorna una cadena multilínia que conté la descripció de l'error de sintaxi i l'índex, el patró d'expressió regular erroni i una indicació visual de l'índex d'error en el patró.</text:span></text:p>
        </text:list-item>
      </text:list>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Mangal1" svg:font-family="Mangal"/>
    <style:font-face style:name="OpenSymbol" svg:font-family="OpenSymbol"/>
    <style:font-face style:name="Verdana2" svg:font-family="Verdan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Narrow" svg:font-family="'Arial Narrow'"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ca" fo:country="ES"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3cm" style:contextual-spacing="false" fo:text-align="justify" style:justify-single-word="false" fo:orphans="2" fo:widows="2" style:shadow="none" style:writing-mode="lr-tb"/>
      <style:text-properties style:use-window-font-color="true" style:font-name="Arial1" fo:font-size="10pt" fo:language="es" fo:country="ES" style:font-name-asian="Times New Roman" style:font-size-asian="12pt" style:font-name-complex="Times New Roman" style:font-size-complex="12pt" style:language-complex="ar" style:country-complex="SA"/>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 style:display-name="Text body" style:family="paragraph" style:parent-style-name="Standard" style:class="text">
      <style:text-properties style:font-name="Verdana" fo:font-size="10pt" fo:language="ca" fo:country="ES" style:font-size-asian="10pt" style:font-name-complex="Courier New" style:font-size-complex="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master-page-name="">
      <style:paragraph-properties fo:margin-top="0.7cm" fo:margin-bottom="0.499cm" style:contextual-spacing="false" style:line-height-at-least="0.053cm" style:page-number="auto" fo:background-color="transparent" fo:padding="0cm" fo:border-left="none" fo:border-right="none" fo:border-top="none" fo:border-bottom="0.06pt solid #000000" style:shadow="none" fo:keep-with-next="always">
        <style:background-image/>
      </style:paragraph-properties>
      <style:text-properties fo:color="#2323dc" style:font-name="Arial" fo:font-size="14pt" fo:language="ca" fo:country="ES" fo:font-weight="bold" style:font-size-asian="10pt" style:font-weight-asian="bold" style:font-name-complex="Arial" style:font-size-complex="10pt"/>
    </style:style>
    <style:style style:name="Heading_20_2" style:display-name="Heading 2" style:family="paragraph" style:parent-style-name="Standard" style:next-style-name="Standard" style:default-outline-level="2" style:class="text">
      <style:paragraph-properties fo:margin-top="0.499cm" fo:margin-bottom="0.3cm" style:contextual-spacing="false" fo:text-align="justify" style:justify-single-word="false" fo:keep-with-next="always"/>
      <style:text-properties fo:color="#0000ff" style:font-name="Arial" fo:font-size="12pt" fo:language="ca" fo:country="ES" fo:font-weight="bold"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top="0.499cm" fo:margin-bottom="0.3cm" style:contextual-spacing="false" style:line-height-at-least="0.053cm" fo:text-align="justify" style:justify-single-word="false" fo:keep-with-next="always"/>
      <style:text-properties fo:color="#0000ff" style:font-name="Arial" fo:font-size="10pt" fo:language="ca" fo:country="ES" fo:font-weight="bold" style:font-size-asian="10pt" style:font-weight-asian="bold" style:font-name-complex="Arial" style:font-size-complex="10pt"/>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fo:color="#3366ff" style:font-name="Arial" fo:language="ca" fo:country="ES" fo:font-weight="bold" style:font-weight-asian="bold" style:font-name-complex="Arial" style:font-size-complex="10pt" style:font-weight-complex="bold"/>
    </style:style>
    <style:style style:name="nomcurs" style:family="paragraph" style:parent-style-name="Standard">
      <style:paragraph-properties fo:margin-top="0.494cm" fo:margin-bottom="0.494cm" style:contextual-spacing="false"/>
      <style:text-properties fo:color="#666666" style:font-name="Arial" fo:font-size="14pt" fo:font-weight="bold" style:font-size-asian="14pt" style:font-weight-asian="bold" style:font-name-complex="Arial" style:font-size-complex="14pt" style:font-weight-complex="bold"/>
    </style:style>
    <style:style style:name="modulsup" style:family="paragraph" style:parent-style-name="Standard">
      <style:paragraph-properties fo:margin-top="0.494cm" fo:margin-bottom="0.494cm" style:contextual-spacing="false"/>
      <style:text-properties fo:color="#666666" style:font-name="Arial" fo:font-weight="bold" style:font-weight-asian="bold" style:font-name-complex="Arial" style:font-weight-complex="bold"/>
    </style:style>
    <style:style style:name="titol1" style:family="paragraph" style:parent-style-name="Standard">
      <style:paragraph-properties fo:margin-top="0.494cm" fo:margin-bottom="0.494cm" style:contextual-spacing="false"/>
      <style:text-properties fo:color="#3366cc" style:font-name="Arial" fo:font-weight="bold" style:font-weight-asian="bold" style:font-name-complex="Arial" style:font-weight-complex="bold"/>
    </style:style>
    <style:style style:name="text" style:family="paragraph" style:parent-style-name="Standard">
      <style:paragraph-properties fo:margin-top="0.494cm" fo:margin-bottom="0.494cm" style:contextual-spacing="false"/>
      <style:text-properties fo:color="#666666" style:font-name="Arial" fo:font-size="10pt" style:font-size-asian="10pt" style:font-name-complex="Arial" style:font-size-complex="10pt"/>
    </style:style>
    <style:style style:name="lista" style:family="paragraph" style:parent-style-name="Standard">
      <style:paragraph-properties fo:margin-top="0.494cm" fo:margin-bottom="0.494cm" style:contextual-spacing="false"/>
      <style:text-properties fo:color="#000000" style:font-name="Arial" fo:font-size="10pt" style:font-size-asian="10pt" style:font-name-complex="Arial" style:font-size-complex="10pt"/>
    </style:style>
    <style:style style:name="titol2" style:family="paragraph" style:parent-style-name="Standard">
      <style:paragraph-properties fo:margin-top="0.494cm" fo:margin-bottom="0.494cm" style:contextual-spacing="false"/>
      <style:text-properties fo:color="#3366cc" style:font-name="Arial" fo:font-size="11pt" fo:font-weight="bold" style:font-size-asian="11pt" style:font-weight-asian="bold" style:font-name-complex="Arial" style:font-size-complex="11pt" style:font-weight-complex="bold"/>
    </style:style>
    <style:style style:name="peuimatge" style:family="paragraph" style:parent-style-name="Standard">
      <style:paragraph-properties fo:margin-top="0.494cm" fo:margin-bottom="0.494cm" style:contextual-spacing="false"/>
      <style:text-properties fo:color="#000000" style:font-name="Arial" fo:font-size="8pt" fo:font-style="italic" style:font-size-asian="8pt" style:font-style-asian="italic" style:font-name-complex="Arial" style:font-size-complex="8pt" style:font-style-complex="italic"/>
    </style:style>
    <style:style style:name="textnegreta" style:family="paragraph" style:parent-style-name="Standard">
      <style:paragraph-properties fo:margin-top="0.494cm" fo:margin-bottom="0.494cm" style:contextual-spacing="false"/>
      <style:text-properties fo:color="#000000" style:font-name="Verdana" fo:font-size="10pt" style:font-size-asian="10pt" style:font-size-complex="10pt"/>
    </style:style>
    <style:style style:name="codicomentari" style:family="paragraph" style:parent-style-name="Standard">
      <style:paragraph-properties fo:margin-top="0.494cm" fo:margin-bottom="0.494cm" style:contextual-spacing="false"/>
      <style:text-properties fo:color="#000000" style:font-name="Courier New" fo:font-size="10pt" style:font-size-asian="10pt" style:font-name-complex="Courier New" style:font-size-complex="10pt"/>
    </style:style>
    <style:style style:name="textmodul" style:family="paragraph" style:parent-style-name="Standard">
      <style:paragraph-properties fo:margin-top="0.494cm" fo:margin-bottom="0.494cm" style:contextual-spacing="false" fo:background-color="#e9e9e9">
        <style:background-image/>
      </style:paragraph-properties>
      <style:text-properties fo:color="#666666" style:font-name="Arial" fo:font-size="10pt" style:font-size-asian="10pt" style:font-name-complex="Arial" style:font-size-complex="10pt"/>
    </style:style>
    <style:style style:name="textmodulclar" style:family="paragraph" style:parent-style-name="Standard">
      <style:paragraph-properties fo:margin-top="0.494cm" fo:margin-bottom="0.494cm" style:contextual-spacing="false" fo:background-color="#f2f2f2">
        <style:background-image/>
      </style:paragraph-properties>
      <style:text-properties fo:color="#666666" style:font-name="Arial" fo:font-size="10pt" style:font-size-asian="10pt" style:font-name-complex="Arial" style:font-size-complex="10pt"/>
    </style:style>
    <style:style style:name="titolmodultaula" style:family="paragraph" style:parent-style-name="Standard">
      <style:paragraph-properties fo:margin-top="0.494cm" fo:margin-bottom="0.494cm" style:contextual-spacing="false" fo:background-color="#3366cc">
        <style:background-image/>
      </style:paragraph-properties>
      <style:text-properties fo:color="#ffffff" style:font-name="Arial" fo:font-size="10pt" fo:font-weight="bold" style:font-size-asian="10pt" style:font-weight-asian="bold" style:font-name-complex="Arial" style:font-size-complex="10pt" style:font-weight-complex="bold"/>
    </style:style>
    <style:style style:name="Normal_20__28_Web_29_" style:display-name="Normal (Web)" style:family="paragraph" style:parent-style-name="Standard">
      <style:paragraph-properties fo:margin-top="0.494cm" fo:margin-bottom="0.494cm" style:contextual-spacing="false"/>
      <style:text-properties fo:color="#000000"/>
    </style:style>
    <style:style style:name="Footer" style:family="paragraph" style:parent-style-name="Standard" style:class="extra">
      <style:paragraph-properties fo:margin-top="0cm" fo:margin-bottom="0cm" style:contextual-spacing="false">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er" style:next-style-name="Text_20_body" style:default-outline-level="5" style:list-style-name="" style:class="text">
      <style:text-properties style:font-name="Times New Roman" fo:font-size="10pt" fo:font-weight="bold" style:font-name-asian="Arial Unicode MS" style:font-size-asian="10pt" style:font-weight-asian="bold" style:font-name-complex="Mangal" style:font-size-complex="10pt" style:font-weight-complex="bold"/>
    </style:style>
    <style:style style:name="codi" style:family="paragraph" style:parent-style-name="Table_20_Contents">
      <style:paragraph-properties fo:margin-top="0cm" fo:margin-bottom="0cm" style:contextual-spacing="false" fo:text-align="start" style:justify-single-word="false" fo:background-color="#e6e6e6" fo:padding="0.049cm" fo:border="0.06pt solid #c0c0c0">
        <style:tab-stops>
          <style:tab-stop style:position="0.75cm"/>
          <style:tab-stop style:position="1.499cm"/>
        </style:tab-stops>
        <style:background-image/>
      </style:paragraph-properties>
      <style:text-properties style:font-name="Verdana1"/>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3cm" fo:margin-bottom="0cm" style:contextual-spacing="false" fo:text-align="justify" style:justify-single-word="false"/>
      <style:text-properties style:font-name="Courier New1" fo:font-size="10pt" style:font-name-asian="Courier New1" style:font-size-asian="10pt" style:font-name-complex="Courier New1" style:font-size-complex="10pt"/>
    </style:style>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2z0" style:family="text">
      <style:text-properties style:font-name="Symbol"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3z0" style:family="text">
      <style:text-properties style:font-name="Symbol" fo:font-size="10pt" style:font-size-asian="10pt"/>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fo:color="#000000" style:font-name="Symbol" fo:font-size="10pt" style:font-size-asian="10pt" style:font-size-complex="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66" style:font-name="Arial" fo:font-size="10pt" style:text-underline-style="solid" style:text-underline-width="auto" style:text-underline-color="font-color" style:font-size-asian="10pt" style:font-name-complex="Arial" style:font-size-complex="10pt"/>
    </style:style>
    <style:style style:name="Visited_20_Internet_20_Link" style:display-name="Visited Internet Link" style:family="text" style:parent-style-name="Fuente_20_de_20_párrafo_20_predeter.">
      <style:text-properties fo:color="#003399" style:font-name="Arial" fo:font-size="10pt" fo:font-style="normal"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textnegreta1" style:family="text" style:parent-style-name="Fuente_20_de_20_párrafo_20_predeter.">
      <style:text-properties fo:color="#000000" style:font-name="Verdana" fo:font-size="10pt" fo:font-style="normal" fo:font-weight="normal" style:font-size-asian="10pt" style:font-style-asian="normal" style:font-weight-asian="normal" style:font-size-complex="10pt" style:font-style-complex="normal" style:font-weight-complex="normal"/>
    </style:style>
    <style:style style:name="text1" style:family="text" style:parent-style-name="Fuente_20_de_20_párrafo_20_predeter.">
      <style:text-properties fo:color="#666666" style:font-name="Arial" fo:font-size="10pt" fo:font-style="normal" fo:font-weight="normal" style:font-size-asian="10pt" style:font-style-asian="normal" style:font-weight-asian="normal" style:font-name-complex="Arial" style:font-size-complex="10pt" style:font-style-complex="normal" style:font-weight-complex="normal"/>
    </style:style>
    <style:style style:name="codicomentari1" style:family="text" style:parent-style-name="Fuente_20_de_20_párrafo_20_predeter.">
      <style:text-properties fo:color="#000000" style:font-name="Courier New" fo:font-size="10pt" fo:font-style="normal" fo:font-weight="normal" style:font-size-asian="10pt" style:font-style-asian="normal" style:font-weight-asian="normal" style:font-name-complex="Courier New" style:font-size-complex="10pt" style:font-style-complex="normal" style:font-weight-complex="normal"/>
    </style:style>
    <style:style style:name="codi1" style:family="text" style:parent-style-name="Fuente_20_de_20_párrafo_20_predeter.">
      <style:text-properties fo:color="#0033cc" style:font-name="Courier New" fo:font-size="10pt" fo:font-style="normal" fo:font-weight="normal" style:font-size-asian="10pt" style:font-style-asian="normal" style:font-weight-asian="normal" style:font-name-complex="Courier New" style:font-size-complex="10pt" style:font-style-complex="normal" style:font-weight-complex="normal"/>
    </style:style>
    <style:style style:name="Page_20_Number" style:display-name="Page Number" style:family="text" style:parent-style-name="Fuente_20_de_20_párrafo_20_predeter."/>
    <style:style style:name="titol21" style:family="text" style:parent-style-name="Fuente_20_de_20_párrafo_20_predeter.">
      <style:text-properties fo:color="#3366cc" style:font-name="Arial" fo:font-size="11pt" fo:font-style="normal" fo:font-weight="bold" style:font-size-asian="11pt" style:font-style-asian="normal" style:font-weight-asian="bold" style:font-name-complex="Arial" style:font-size-complex="11pt" style:font-style-complex="normal"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ressaltat_5f_vermell" style:display-name="ressaltat_vermell" style:family="text">
      <style:text-properties fo:color="#800000" style:font-name="Verdana1" fo:font-size="10pt" fo:language="ca" fo:country="ES" style:font-name-asian="Times New Roman" style:font-size-asian="10pt" style:font-name-complex="Arial" style:font-size-complex="10pt" style:language-complex="ar" style:country-complex="SA"/>
    </style:style>
    <style:style style:name="Default_20_Paragraph_20_Font" style:display-name="Default Paragraph Font" style:family="text"/>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z2"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1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z2"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1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6z2"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6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6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6z2"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6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6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7z2"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7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7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7z2"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7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7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8z2"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8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8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8z2"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8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8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9z2"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9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9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9z2"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9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9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1z2"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1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11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1z2"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1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11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2z2"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12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12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2z2"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12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12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4" style:family="table">
      <style:table-properties style:width="14.938cm" fo:margin-left="0.058cm" fo:margin-right="0.004cm" table:align="margins" style:writing-mode="lr-tb"/>
    </style:style>
    <style:style style:name="Tabla4.A" style:family="table-column">
      <style:table-column-properties style:column-width="11.989cm" style:rel-column-width="52596*"/>
    </style:style>
    <style:style style:name="Tabla4.B" style:family="table-column">
      <style:table-column-properties style:column-width="2.949cm" style:rel-column-width="12939*"/>
    </style:style>
    <style:style style:name="Tabla4.1" style:family="table-row">
      <style:table-row-properties fo:keep-together="auto"/>
    </style:style>
    <style:style style:name="Tabla4.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4.A2" style:family="table-cell">
      <style:table-cell-properties style:vertical-align="top" fo:padding-left="0.123cm" fo:padding-right="0.123cm" fo:padding-top="0cm" fo:padding-bottom="0cm" fo:border="none" style:writing-mode="lr-tb"/>
    </style:style>
    <style:style style:name="MP1" style:family="paragraph" style:parent-style-name="Footer">
      <style:paragraph-properties fo:background-color="transparent" style:shadow="none" style:snap-to-layout-grid="false">
        <style:background-image/>
      </style:paragraph-properties>
      <style:text-properties fo:color="#666666" style:font-name="Arial Narrow" fo:font-size="9pt" style:font-size-asian="9pt" style:font-name-complex="Arial" style:font-size-complex="9pt" style:language-complex="ar" style:country-complex="SA" style:font-style-complex="italic"/>
    </style:style>
    <style:style style:name="MP2" style:family="paragraph" style:parent-style-name="Footer">
      <style:paragraph-properties fo:text-align="end" style:justify-single-word="false" style:snap-to-layout-grid="false"/>
    </style:style>
    <style:style style:name="MT1" style:family="text">
      <style:text-properties officeooo:rsid="00400a01"/>
    </style:style>
    <style:style style:name="MT2" style:family="text">
      <style:text-properties fo:color="#666666" style:font-name="Arial Narrow" fo:font-size="9pt" style:font-size-asian="9pt" style:font-name-complex="Arial" style:font-size-complex="9pt" style:language-complex="ar" style:country-complex="SA" style:font-style-complex="italic"/>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la4" table:style-name="Tabla4">
          <table:table-column table:style-name="Tabla4.A"/>
          <table:table-column table:style-name="Tabla4.B"/>
          <table:table-row table:style-name="Tabla4.1">
            <table:table-cell table:style-name="Tabla4.A1" office:value-type="string">
              <text:p text:style-name="MP1">dax2_m03-a513-<text:span text:style-name="MT1">Expressions regulars</text:span> en Java</text:p>
            </table:table-cell>
            <table:table-cell table:style-name="Tabla4.A1" office:value-type="string">
              <text:p text:style-name="MP2"><text:span text:style-name="Page_20_Number"><text:span text:style-name="MT2">pàg. </text:span></text:span><text:span text:style-name="Page_20_Number"><text:span text:style-name="MT2"><text:page-number text:select-page="current">7</text:page-number></text:span></text:span><text:span text:style-name="Page_20_Number"><text:span text:style-name="MT2"> de </text:span></text:span><text:span text:style-name="Page_20_Number"><text:span text:style-name="MT2"><text:page-count style:num-format="1">7</text:page-count></text:span></text:span></text:p>
            </table:table-cell>
          </table:table-row>
          <table:table-row table:style-name="Tabla4.1">
            <table:table-cell table:style-name="Tabla4.A2" office:value-type="string">
              <text:p text:style-name="MP1">José Moreno</text:p>
            </table:table-cell>
            <table:table-cell table:style-name="Tabla4.A2" office:value-type="string">
              <text:p text:style-name="MP2"><text:span text:style-name="Page_20_Number"><text:span text:style-name="MT2"/></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meta:initial-creator>
    <meta:creation-date>2009-11-08T20:18:00</meta:creation-date>
    <dc:date>2012-12-08T20:22:15.62</dc:date>
    <meta:editing-cycles>167</meta:editing-cycles>
    <meta:editing-duration>PT18H5M59S</meta:editing-duration>
    <meta:generator>LibreOffice/3.6$Windows_x86 LibreOffice_project/da8c1e6-fd468f4-454e206-f42a4a9-143cfd</meta:generator>
    <meta:document-statistic meta:table-count="6" meta:image-count="0" meta:object-count="0" meta:page-count="7" meta:paragraph-count="267" meta:word-count="1782" meta:character-count="12454" meta:non-whitespace-character-count="10584"/>
  </office:meta>
</office:document-meta>
</file>